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0.3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5.94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/>
      <style:text-properties fo:font-weight="bold"/>
    </style:style>
    <style:style style:name="ce2" style:family="table-cell" style:parent-style-name="Default">
      <style:table-cell-properties fo:border-bottom="0.74pt dotted #b2b2b2" style:text-align-source="fix" style:repeat-content="false" fo:border-left="0.74pt dotted #b2b2b2" fo:border-right="none" fo:border-top="0.74pt dotted #b2b2b2"/>
      <style:paragraph-properties fo:text-align="center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/>
      <style:text-properties fo:font-weight="bold" style:font-weight-asian="bold" style:font-weight-complex="normal"/>
    </style:style>
    <style:style style:name="ce4" style:family="table-cell" style:parent-style-name="Default">
      <style:table-cell-properties fo:border-bottom="0.74pt dotted #b2b2b2" fo:border-left="none" fo:border-right="none" fo:border-top="0.74pt dotted #b2b2b2"/>
    </style:style>
    <style:style style:name="ce5" style:family="table-cell" style:parent-style-name="Default">
      <style:table-cell-properties fo:border-bottom="0.74pt dotted #b2b2b2" fo:border-left="none" fo:border-right="none" fo:border-top="0.74pt dotted #b2b2b2"/>
      <style:text-properties style:font-name="Liberation Sans" style:font-name-asian="Tahoma" style:font-name-complex="Lucida Sans"/>
    </style:style>
    <style:style style:name="ce6" style:family="table-cell" style:parent-style-name="Default">
      <style:table-cell-properties fo:border-bottom="0.74pt dotted #b2b2b2" fo:border-left="none" fo:border-right="none" fo:border-top="0.74pt dotted #b2b2b2"/>
      <style:text-properties fo:font-weight="normal" style:font-weight-asian="normal" style:font-weight-complex="normal"/>
    </style:style>
    <style:style style:name="ce7" style:family="table-cell" style:parent-style-name="Default">
      <style:table-cell-properties fo:border-bottom="0.74pt dotted #b2b2b2" fo:border-left="none" fo:border-right="0.74pt dotted #b2b2b2" fo:border-top="0.74pt dotted #b2b2b2"/>
      <style:text-properties style:font-name="Liberation Sans" style:font-name-asian="Tahoma" style:font-name-complex="Lucida Sans"/>
    </style:style>
  </office:automatic-styles>
  <office:body>
    <office:spreadsheet>
      <table:calculation-settings table:automatic-find-labels="false"/>
      <table:table table:name="Polygonal Numbers" table:style-name="ta1">
        <table:table-column table:style-name="co1" table:default-cell-style-name="Default"/>
        <table:table-column table:style-name="co1" table:default-cell-style-name="ce2"/>
        <table:table-column table:style-name="co2" table:default-cell-style-name="ce4"/>
        <table:table-column table:style-name="co2" table:default-cell-style-name="ce5"/>
        <table:table-column table:style-name="co2" table:number-columns-repeated="4" table:default-cell-style-name="ce4"/>
        <table:table-column table:style-name="co2" table:number-columns-repeated="2" table:default-cell-style-name="ce5"/>
        <table:table-column table:style-name="co2" table:default-cell-style-name="ce4"/>
        <table:table-column table:style-name="co1" table:default-cell-style-name="ce4"/>
        <table:table-column table:style-name="co2" table:default-cell-style-name="ce7"/>
        <table:table-row table:style-name="ro1">
          <table:table-cell/>
          <table:table-cell table:style-name="Default" table:number-columns-repeated="12"/>
        </table:table-row>
        <table:table-row table:style-name="ro1">
          <table:table-cell/>
          <table:table-cell table:style-name="Default" office:value-type="string" calcext:value-type="string">
            <text:p>Polygonal Numbers</text:p>
          </table:table-cell>
          <table:table-cell table:style-name="Default" table:number-columns-repeated="11"/>
        </table:table-row>
        <table:table-row table:style-name="ro1" table:number-rows-repeated="2">
          <table:table-cell/>
          <table:table-cell table:style-name="Default" table:number-columns-repeated="12"/>
        </table:table-row>
        <table:table-row table:style-name="ro2">
          <table:table-cell/>
          <table:table-cell table:style-name="ce1" office:value-type="string" calcext:value-type="string">
            <text:p>n</text:p>
          </table:table-cell>
          <table:table-cell table:style-name="ce3" office:value-type="string" calcext:value-type="string">
            <text:p>Triangular number:</text:p>
          </table:table-cell>
          <table:table-cell table:style-name="ce3" office:value-type="string" calcext:value-type="string">
            <text:p>Square numbers:</text:p>
          </table:table-cell>
          <table:table-cell table:style-name="ce3" office:value-type="string" calcext:value-type="string">
            <text:p>Pentagonal numbers</text:p>
          </table:table-cell>
          <table:table-cell table:style-name="ce3" office:value-type="string" calcext:value-type="string">
            <text:p>Hexagonal numbers:</text:p>
          </table:table-cell>
          <table:table-cell table:style-name="ce3" office:value-type="string" calcext:value-type="string">
            <text:p>Heptagonal numbers:</text:p>
          </table:table-cell>
          <table:table-cell table:style-name="ce3" office:value-type="string" calcext:value-type="string">
            <text:p>Octagonal numbers:</text:p>
          </table:table-cell>
          <table:table-cell table:style-name="ce3" office:value-type="string" calcext:value-type="string">
            <text:p>Nonagonal numbers:</text:p>
          </table:table-cell>
          <table:table-cell table:style-name="ce3" office:value-type="string" calcext:value-type="string">
            <text:p>Decagonal numbers:</text:p>
          </table:table-cell>
          <table:table-cell table:style-name="Default"/>
          <table:table-cell table:style-name="ce3" office:value-type="string" calcext:value-type="string">
            <text:p>Tetrahedral numbers:</text:p>
          </table:table-cell>
          <table:table-cell table:style-name="ce3" office:value-type="string" calcext:value-type="string">
            <text:p>Cubic numbers: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([.B6] * ([.B6] + 1) ) / 2" office:value-type="float" office:value="1" calcext:value-type="float">
            <text:p>1</text:p>
          </table:table-cell>
          <table:table-cell table:formula="of:=([.B6] * [.B6])" office:value-type="float" office:value="1" calcext:value-type="float">
            <text:p>1</text:p>
          </table:table-cell>
          <table:table-cell table:formula="of:=(3 * ([.B6] * ([.B6] - 1)) / 2) + [.B6]" office:value-type="float" office:value="1" calcext:value-type="float">
            <text:p>1</text:p>
          </table:table-cell>
          <table:table-cell table:formula="of:=(4 * ([.B6] * ([.B6] - 1)) / 2) + [.B6]" office:value-type="float" office:value="1" calcext:value-type="float">
            <text:p>1</text:p>
          </table:table-cell>
          <table:table-cell table:formula="of:=(5 * ([.B6] * ([.B6] - 1)) / 2) + [.B6]" office:value-type="float" office:value="1" calcext:value-type="float">
            <text:p>1</text:p>
          </table:table-cell>
          <table:table-cell table:formula="of:=(6 * ([.B6] * ([.B6] - 1)) / 2) + [.B6]" office:value-type="float" office:value="1" calcext:value-type="float">
            <text:p>1</text:p>
          </table:table-cell>
          <table:table-cell table:formula="of:=(7 * ([.B6] * ([.B6] - 1)) / 2) + [.B6]" office:value-type="float" office:value="1" calcext:value-type="float">
            <text:p>1</text:p>
          </table:table-cell>
          <table:table-cell table:formula="of:=(8 * ([.B6] * ([.B6] - 1)) / 2) + [.B6]" office:value-type="float" office:value="1" calcext:value-type="float">
            <text:p>1</text:p>
          </table:table-cell>
          <table:table-cell/>
          <table:table-cell table:formula="of:=([.B6] * ([.B6] + 1) * ([.B6] + 2)) / 6" office:value-type="float" office:value="1" calcext:value-type="float">
            <text:p>1</text:p>
          </table:table-cell>
          <table:table-cell table:formula="of:=[.B6] * [.B6] * [.B6]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([.B7] * ([.B7] + 1) ) / 2" office:value-type="float" office:value="3" calcext:value-type="float">
            <text:p>3</text:p>
          </table:table-cell>
          <table:table-cell table:formula="of:=([.B7] * [.B7])" office:value-type="float" office:value="4" calcext:value-type="float">
            <text:p>4</text:p>
          </table:table-cell>
          <table:table-cell table:formula="of:=(3 * ([.B7] * ([.B7] - 1)) / 2) + [.B7]" office:value-type="float" office:value="5" calcext:value-type="float">
            <text:p>5</text:p>
          </table:table-cell>
          <table:table-cell table:formula="of:=(4 * ([.B7] * ([.B7] - 1)) / 2) + [.B7]" office:value-type="float" office:value="6" calcext:value-type="float">
            <text:p>6</text:p>
          </table:table-cell>
          <table:table-cell table:formula="of:=(5 * ([.B7] * ([.B7] - 1)) / 2) + [.B7]" office:value-type="float" office:value="7" calcext:value-type="float">
            <text:p>7</text:p>
          </table:table-cell>
          <table:table-cell table:formula="of:=(6 * ([.B7] * ([.B7] - 1)) / 2) + [.B7]" office:value-type="float" office:value="8" calcext:value-type="float">
            <text:p>8</text:p>
          </table:table-cell>
          <table:table-cell table:formula="of:=(7 * ([.B7] * ([.B7] - 1)) / 2) + [.B7]" office:value-type="float" office:value="9" calcext:value-type="float">
            <text:p>9</text:p>
          </table:table-cell>
          <table:table-cell table:formula="of:=(8 * ([.B7] * ([.B7] - 1)) / 2) + [.B7]" office:value-type="float" office:value="10" calcext:value-type="float">
            <text:p>10</text:p>
          </table:table-cell>
          <table:table-cell/>
          <table:table-cell table:formula="of:=([.B7] * ([.B7] + 1) * ([.B7] + 2)) / 6" office:value-type="float" office:value="4" calcext:value-type="float">
            <text:p>4</text:p>
          </table:table-cell>
          <table:table-cell table:formula="of:=[.B7] * [.B7] * [.B7]"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([.B8] * ([.B8] + 1) ) / 2" office:value-type="float" office:value="6" calcext:value-type="float">
            <text:p>6</text:p>
          </table:table-cell>
          <table:table-cell table:formula="of:=([.B8] * [.B8])" office:value-type="float" office:value="9" calcext:value-type="float">
            <text:p>9</text:p>
          </table:table-cell>
          <table:table-cell table:formula="of:=(3 * ([.B8] * ([.B8] - 1)) / 2) + [.B8]" office:value-type="float" office:value="12" calcext:value-type="float">
            <text:p>12</text:p>
          </table:table-cell>
          <table:table-cell table:formula="of:=(4 * ([.B8] * ([.B8] - 1)) / 2) + [.B8]" office:value-type="float" office:value="15" calcext:value-type="float">
            <text:p>15</text:p>
          </table:table-cell>
          <table:table-cell table:formula="of:=(5 * ([.B8] * ([.B8] - 1)) / 2) + [.B8]" office:value-type="float" office:value="18" calcext:value-type="float">
            <text:p>18</text:p>
          </table:table-cell>
          <table:table-cell table:formula="of:=(6 * ([.B8] * ([.B8] - 1)) / 2) + [.B8]" office:value-type="float" office:value="21" calcext:value-type="float">
            <text:p>21</text:p>
          </table:table-cell>
          <table:table-cell table:formula="of:=(7 * ([.B8] * ([.B8] - 1)) / 2) + [.B8]" office:value-type="float" office:value="24" calcext:value-type="float">
            <text:p>24</text:p>
          </table:table-cell>
          <table:table-cell table:formula="of:=(8 * ([.B8] * ([.B8] - 1)) / 2) + [.B8]" office:value-type="float" office:value="27" calcext:value-type="float">
            <text:p>27</text:p>
          </table:table-cell>
          <table:table-cell/>
          <table:table-cell table:formula="of:=([.B8] * ([.B8] + 1) * ([.B8] + 2)) / 6" office:value-type="float" office:value="10" calcext:value-type="float">
            <text:p>10</text:p>
          </table:table-cell>
          <table:table-cell table:formula="of:=[.B8] * [.B8] * [.B8]"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([.B9] * ([.B9] + 1) ) / 2" office:value-type="float" office:value="10" calcext:value-type="float">
            <text:p>10</text:p>
          </table:table-cell>
          <table:table-cell table:formula="of:=([.B9] * [.B9])" office:value-type="float" office:value="16" calcext:value-type="float">
            <text:p>16</text:p>
          </table:table-cell>
          <table:table-cell table:formula="of:=(3 * ([.B9] * ([.B9] - 1)) / 2) + [.B9]" office:value-type="float" office:value="22" calcext:value-type="float">
            <text:p>22</text:p>
          </table:table-cell>
          <table:table-cell table:formula="of:=(4 * ([.B9] * ([.B9] - 1)) / 2) + [.B9]" office:value-type="float" office:value="28" calcext:value-type="float">
            <text:p>28</text:p>
          </table:table-cell>
          <table:table-cell table:formula="of:=(5 * ([.B9] * ([.B9] - 1)) / 2) + [.B9]" office:value-type="float" office:value="34" calcext:value-type="float">
            <text:p>34</text:p>
          </table:table-cell>
          <table:table-cell table:formula="of:=(6 * ([.B9] * ([.B9] - 1)) / 2) + [.B9]" office:value-type="float" office:value="40" calcext:value-type="float">
            <text:p>40</text:p>
          </table:table-cell>
          <table:table-cell table:formula="of:=(7 * ([.B9] * ([.B9] - 1)) / 2) + [.B9]" office:value-type="float" office:value="46" calcext:value-type="float">
            <text:p>46</text:p>
          </table:table-cell>
          <table:table-cell table:formula="of:=(8 * ([.B9] * ([.B9] - 1)) / 2) + [.B9]" office:value-type="float" office:value="52" calcext:value-type="float">
            <text:p>52</text:p>
          </table:table-cell>
          <table:table-cell/>
          <table:table-cell table:formula="of:=([.B9] * ([.B9] + 1) * ([.B9] + 2)) / 6" office:value-type="float" office:value="20" calcext:value-type="float">
            <text:p>20</text:p>
          </table:table-cell>
          <table:table-cell table:formula="of:=[.B9] * [.B9] * [.B9]" office:value-type="float" office:value="64" calcext:value-type="float">
            <text:p>64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([.B10] * ([.B10] + 1) ) / 2" office:value-type="float" office:value="15" calcext:value-type="float">
            <text:p>15</text:p>
          </table:table-cell>
          <table:table-cell table:formula="of:=([.B10] * [.B10])" office:value-type="float" office:value="25" calcext:value-type="float">
            <text:p>25</text:p>
          </table:table-cell>
          <table:table-cell table:formula="of:=(3 * ([.B10] * ([.B10] - 1)) / 2) + [.B10]" office:value-type="float" office:value="35" calcext:value-type="float">
            <text:p>35</text:p>
          </table:table-cell>
          <table:table-cell table:formula="of:=(4 * ([.B10] * ([.B10] - 1)) / 2) + [.B10]" office:value-type="float" office:value="45" calcext:value-type="float">
            <text:p>45</text:p>
          </table:table-cell>
          <table:table-cell table:formula="of:=(5 * ([.B10] * ([.B10] - 1)) / 2) + [.B10]" office:value-type="float" office:value="55" calcext:value-type="float">
            <text:p>55</text:p>
          </table:table-cell>
          <table:table-cell table:formula="of:=(6 * ([.B10] * ([.B10] - 1)) / 2) + [.B10]" office:value-type="float" office:value="65" calcext:value-type="float">
            <text:p>65</text:p>
          </table:table-cell>
          <table:table-cell table:formula="of:=(7 * ([.B10] * ([.B10] - 1)) / 2) + [.B10]" office:value-type="float" office:value="75" calcext:value-type="float">
            <text:p>75</text:p>
          </table:table-cell>
          <table:table-cell table:formula="of:=(8 * ([.B10] * ([.B10] - 1)) / 2) + [.B10]" office:value-type="float" office:value="85" calcext:value-type="float">
            <text:p>85</text:p>
          </table:table-cell>
          <table:table-cell/>
          <table:table-cell table:formula="of:=([.B10] * ([.B10] + 1) * ([.B10] + 2)) / 6" office:value-type="float" office:value="35" calcext:value-type="float">
            <text:p>35</text:p>
          </table:table-cell>
          <table:table-cell table:formula="of:=[.B10] * [.B10] * [.B10]" office:value-type="float" office:value="125" calcext:value-type="float">
            <text:p>125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([.B11] * ([.B11] + 1) ) / 2" office:value-type="float" office:value="21" calcext:value-type="float">
            <text:p>21</text:p>
          </table:table-cell>
          <table:table-cell table:formula="of:=([.B11] * [.B11])" office:value-type="float" office:value="36" calcext:value-type="float">
            <text:p>36</text:p>
          </table:table-cell>
          <table:table-cell table:formula="of:=(3 * ([.B11] * ([.B11] - 1)) / 2) + [.B11]" office:value-type="float" office:value="51" calcext:value-type="float">
            <text:p>51</text:p>
          </table:table-cell>
          <table:table-cell table:formula="of:=(4 * ([.B11] * ([.B11] - 1)) / 2) + [.B11]" office:value-type="float" office:value="66" calcext:value-type="float">
            <text:p>66</text:p>
          </table:table-cell>
          <table:table-cell table:formula="of:=(5 * ([.B11] * ([.B11] - 1)) / 2) + [.B11]" office:value-type="float" office:value="81" calcext:value-type="float">
            <text:p>81</text:p>
          </table:table-cell>
          <table:table-cell table:formula="of:=(6 * ([.B11] * ([.B11] - 1)) / 2) + [.B11]" office:value-type="float" office:value="96" calcext:value-type="float">
            <text:p>96</text:p>
          </table:table-cell>
          <table:table-cell table:formula="of:=(7 * ([.B11] * ([.B11] - 1)) / 2) + [.B11]" office:value-type="float" office:value="111" calcext:value-type="float">
            <text:p>111</text:p>
          </table:table-cell>
          <table:table-cell table:formula="of:=(8 * ([.B11] * ([.B11] - 1)) / 2) + [.B11]" office:value-type="float" office:value="126" calcext:value-type="float">
            <text:p>126</text:p>
          </table:table-cell>
          <table:table-cell/>
          <table:table-cell table:formula="of:=([.B11] * ([.B11] + 1) * ([.B11] + 2)) / 6" office:value-type="float" office:value="56" calcext:value-type="float">
            <text:p>56</text:p>
          </table:table-cell>
          <table:table-cell table:formula="of:=[.B11] * [.B11] * [.B11]" office:value-type="float" office:value="216" calcext:value-type="float">
            <text:p>216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([.B12] * ([.B12] + 1) ) / 2" office:value-type="float" office:value="28" calcext:value-type="float">
            <text:p>28</text:p>
          </table:table-cell>
          <table:table-cell table:formula="of:=([.B12] * [.B12])" office:value-type="float" office:value="49" calcext:value-type="float">
            <text:p>49</text:p>
          </table:table-cell>
          <table:table-cell table:formula="of:=(3 * ([.B12] * ([.B12] - 1)) / 2) + [.B12]" office:value-type="float" office:value="70" calcext:value-type="float">
            <text:p>70</text:p>
          </table:table-cell>
          <table:table-cell table:formula="of:=(4 * ([.B12] * ([.B12] - 1)) / 2) + [.B12]" office:value-type="float" office:value="91" calcext:value-type="float">
            <text:p>91</text:p>
          </table:table-cell>
          <table:table-cell table:formula="of:=(5 * ([.B12] * ([.B12] - 1)) / 2) + [.B12]" office:value-type="float" office:value="112" calcext:value-type="float">
            <text:p>112</text:p>
          </table:table-cell>
          <table:table-cell table:formula="of:=(6 * ([.B12] * ([.B12] - 1)) / 2) + [.B12]" office:value-type="float" office:value="133" calcext:value-type="float">
            <text:p>133</text:p>
          </table:table-cell>
          <table:table-cell table:formula="of:=(7 * ([.B12] * ([.B12] - 1)) / 2) + [.B12]" office:value-type="float" office:value="154" calcext:value-type="float">
            <text:p>154</text:p>
          </table:table-cell>
          <table:table-cell table:formula="of:=(8 * ([.B12] * ([.B12] - 1)) / 2) + [.B12]" office:value-type="float" office:value="175" calcext:value-type="float">
            <text:p>175</text:p>
          </table:table-cell>
          <table:table-cell/>
          <table:table-cell table:formula="of:=([.B12] * ([.B12] + 1) * ([.B12] + 2)) / 6" office:value-type="float" office:value="84" calcext:value-type="float">
            <text:p>84</text:p>
          </table:table-cell>
          <table:table-cell table:formula="of:=[.B12] * [.B12] * [.B12]" office:value-type="float" office:value="343" calcext:value-type="float">
            <text:p>343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([.B13] * ([.B13] + 1) ) / 2" office:value-type="float" office:value="36" calcext:value-type="float">
            <text:p>36</text:p>
          </table:table-cell>
          <table:table-cell table:formula="of:=([.B13] * [.B13])" office:value-type="float" office:value="64" calcext:value-type="float">
            <text:p>64</text:p>
          </table:table-cell>
          <table:table-cell table:formula="of:=(3 * ([.B13] * ([.B13] - 1)) / 2) + [.B13]" office:value-type="float" office:value="92" calcext:value-type="float">
            <text:p>92</text:p>
          </table:table-cell>
          <table:table-cell table:formula="of:=(4 * ([.B13] * ([.B13] - 1)) / 2) + [.B13]" office:value-type="float" office:value="120" calcext:value-type="float">
            <text:p>120</text:p>
          </table:table-cell>
          <table:table-cell table:formula="of:=(5 * ([.B13] * ([.B13] - 1)) / 2) + [.B13]" office:value-type="float" office:value="148" calcext:value-type="float">
            <text:p>148</text:p>
          </table:table-cell>
          <table:table-cell table:formula="of:=(6 * ([.B13] * ([.B13] - 1)) / 2) + [.B13]" office:value-type="float" office:value="176" calcext:value-type="float">
            <text:p>176</text:p>
          </table:table-cell>
          <table:table-cell table:formula="of:=(7 * ([.B13] * ([.B13] - 1)) / 2) + [.B13]" office:value-type="float" office:value="204" calcext:value-type="float">
            <text:p>204</text:p>
          </table:table-cell>
          <table:table-cell table:formula="of:=(8 * ([.B13] * ([.B13] - 1)) / 2) + [.B13]" office:value-type="float" office:value="232" calcext:value-type="float">
            <text:p>232</text:p>
          </table:table-cell>
          <table:table-cell/>
          <table:table-cell table:formula="of:=([.B13] * ([.B13] + 1) * ([.B13] + 2)) / 6" office:value-type="float" office:value="120" calcext:value-type="float">
            <text:p>120</text:p>
          </table:table-cell>
          <table:table-cell table:formula="of:=[.B13] * [.B13] * [.B13]" office:value-type="float" office:value="512" calcext:value-type="float">
            <text:p>512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([.B14] * ([.B14] + 1) ) / 2" office:value-type="float" office:value="45" calcext:value-type="float">
            <text:p>45</text:p>
          </table:table-cell>
          <table:table-cell table:formula="of:=([.B14] * [.B14])" office:value-type="float" office:value="81" calcext:value-type="float">
            <text:p>81</text:p>
          </table:table-cell>
          <table:table-cell table:formula="of:=(3 * ([.B14] * ([.B14] - 1)) / 2) + [.B14]" office:value-type="float" office:value="117" calcext:value-type="float">
            <text:p>117</text:p>
          </table:table-cell>
          <table:table-cell table:formula="of:=(4 * ([.B14] * ([.B14] - 1)) / 2) + [.B14]" office:value-type="float" office:value="153" calcext:value-type="float">
            <text:p>153</text:p>
          </table:table-cell>
          <table:table-cell table:formula="of:=(5 * ([.B14] * ([.B14] - 1)) / 2) + [.B14]" office:value-type="float" office:value="189" calcext:value-type="float">
            <text:p>189</text:p>
          </table:table-cell>
          <table:table-cell table:formula="of:=(6 * ([.B14] * ([.B14] - 1)) / 2) + [.B14]" office:value-type="float" office:value="225" calcext:value-type="float">
            <text:p>225</text:p>
          </table:table-cell>
          <table:table-cell table:formula="of:=(7 * ([.B14] * ([.B14] - 1)) / 2) + [.B14]" office:value-type="float" office:value="261" calcext:value-type="float">
            <text:p>261</text:p>
          </table:table-cell>
          <table:table-cell table:formula="of:=(8 * ([.B14] * ([.B14] - 1)) / 2) + [.B14]" office:value-type="float" office:value="297" calcext:value-type="float">
            <text:p>297</text:p>
          </table:table-cell>
          <table:table-cell/>
          <table:table-cell table:formula="of:=([.B14] * ([.B14] + 1) * ([.B14] + 2)) / 6" office:value-type="float" office:value="165" calcext:value-type="float">
            <text:p>165</text:p>
          </table:table-cell>
          <table:table-cell table:formula="of:=[.B14] * [.B14] * [.B14]" office:value-type="float" office:value="729" calcext:value-type="float">
            <text:p>729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formula="of:=([.B15] * ([.B15] + 1) ) / 2" office:value-type="float" office:value="55" calcext:value-type="float">
            <text:p>55</text:p>
          </table:table-cell>
          <table:table-cell table:formula="of:=([.B15] * [.B15])" office:value-type="float" office:value="100" calcext:value-type="float">
            <text:p>100</text:p>
          </table:table-cell>
          <table:table-cell table:formula="of:=(3 * ([.B15] * ([.B15] - 1)) / 2) + [.B15]" office:value-type="float" office:value="145" calcext:value-type="float">
            <text:p>145</text:p>
          </table:table-cell>
          <table:table-cell table:formula="of:=(4 * ([.B15] * ([.B15] - 1)) / 2) + [.B15]" office:value-type="float" office:value="190" calcext:value-type="float">
            <text:p>190</text:p>
          </table:table-cell>
          <table:table-cell table:formula="of:=(5 * ([.B15] * ([.B15] - 1)) / 2) + [.B15]" office:value-type="float" office:value="235" calcext:value-type="float">
            <text:p>235</text:p>
          </table:table-cell>
          <table:table-cell table:formula="of:=(6 * ([.B15] * ([.B15] - 1)) / 2) + [.B15]" office:value-type="float" office:value="280" calcext:value-type="float">
            <text:p>280</text:p>
          </table:table-cell>
          <table:table-cell table:formula="of:=(7 * ([.B15] * ([.B15] - 1)) / 2) + [.B15]" office:value-type="float" office:value="325" calcext:value-type="float">
            <text:p>325</text:p>
          </table:table-cell>
          <table:table-cell table:formula="of:=(8 * ([.B15] * ([.B15] - 1)) / 2) + [.B15]" office:value-type="float" office:value="370" calcext:value-type="float">
            <text:p>370</text:p>
          </table:table-cell>
          <table:table-cell/>
          <table:table-cell table:formula="of:=([.B15] * ([.B15] + 1) * ([.B15] + 2)) / 6" office:value-type="float" office:value="220" calcext:value-type="float">
            <text:p>220</text:p>
          </table:table-cell>
          <table:table-cell table:formula="of:=[.B15] * [.B15] * [.B15]"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formula="of:=([.B16] * ([.B16] + 1) ) / 2" office:value-type="float" office:value="66" calcext:value-type="float">
            <text:p>66</text:p>
          </table:table-cell>
          <table:table-cell table:formula="of:=([.B16] * [.B16])" office:value-type="float" office:value="121" calcext:value-type="float">
            <text:p>121</text:p>
          </table:table-cell>
          <table:table-cell table:formula="of:=(3 * ([.B16] * ([.B16] - 1)) / 2) + [.B16]" office:value-type="float" office:value="176" calcext:value-type="float">
            <text:p>176</text:p>
          </table:table-cell>
          <table:table-cell table:formula="of:=(4 * ([.B16] * ([.B16] - 1)) / 2) + [.B16]" office:value-type="float" office:value="231" calcext:value-type="float">
            <text:p>231</text:p>
          </table:table-cell>
          <table:table-cell table:formula="of:=(5 * ([.B16] * ([.B16] - 1)) / 2) + [.B16]" office:value-type="float" office:value="286" calcext:value-type="float">
            <text:p>286</text:p>
          </table:table-cell>
          <table:table-cell table:formula="of:=(6 * ([.B16] * ([.B16] - 1)) / 2) + [.B16]" office:value-type="float" office:value="341" calcext:value-type="float">
            <text:p>341</text:p>
          </table:table-cell>
          <table:table-cell table:formula="of:=(7 * ([.B16] * ([.B16] - 1)) / 2) + [.B16]" office:value-type="float" office:value="396" calcext:value-type="float">
            <text:p>396</text:p>
          </table:table-cell>
          <table:table-cell table:formula="of:=(8 * ([.B16] * ([.B16] - 1)) / 2) + [.B16]" office:value-type="float" office:value="451" calcext:value-type="float">
            <text:p>451</text:p>
          </table:table-cell>
          <table:table-cell/>
          <table:table-cell table:formula="of:=([.B16] * ([.B16] + 1) * ([.B16] + 2)) / 6" office:value-type="float" office:value="286" calcext:value-type="float">
            <text:p>286</text:p>
          </table:table-cell>
          <table:table-cell table:formula="of:=[.B16] * [.B16] * [.B16]" office:value-type="float" office:value="1331" calcext:value-type="float">
            <text:p>1331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formula="of:=([.B17] * ([.B17] + 1) ) / 2" office:value-type="float" office:value="78" calcext:value-type="float">
            <text:p>78</text:p>
          </table:table-cell>
          <table:table-cell table:formula="of:=([.B17] * [.B17])" office:value-type="float" office:value="144" calcext:value-type="float">
            <text:p>144</text:p>
          </table:table-cell>
          <table:table-cell table:formula="of:=(3 * ([.B17] * ([.B17] - 1)) / 2) + [.B17]" office:value-type="float" office:value="210" calcext:value-type="float">
            <text:p>210</text:p>
          </table:table-cell>
          <table:table-cell table:formula="of:=(4 * ([.B17] * ([.B17] - 1)) / 2) + [.B17]" office:value-type="float" office:value="276" calcext:value-type="float">
            <text:p>276</text:p>
          </table:table-cell>
          <table:table-cell table:formula="of:=(5 * ([.B17] * ([.B17] - 1)) / 2) + [.B17]" office:value-type="float" office:value="342" calcext:value-type="float">
            <text:p>342</text:p>
          </table:table-cell>
          <table:table-cell table:formula="of:=(6 * ([.B17] * ([.B17] - 1)) / 2) + [.B17]" office:value-type="float" office:value="408" calcext:value-type="float">
            <text:p>408</text:p>
          </table:table-cell>
          <table:table-cell table:formula="of:=(7 * ([.B17] * ([.B17] - 1)) / 2) + [.B17]" office:value-type="float" office:value="474" calcext:value-type="float">
            <text:p>474</text:p>
          </table:table-cell>
          <table:table-cell table:formula="of:=(8 * ([.B17] * ([.B17] - 1)) / 2) + [.B17]" office:value-type="float" office:value="540" calcext:value-type="float">
            <text:p>540</text:p>
          </table:table-cell>
          <table:table-cell/>
          <table:table-cell table:style-name="ce6" table:formula="of:=([.B17] * ([.B17] + 1) * ([.B17] + 2)) / 6" office:value-type="float" office:value="364" calcext:value-type="float">
            <text:p>364</text:p>
          </table:table-cell>
          <table:table-cell table:formula="of:=[.B17] * [.B17] * [.B17]" office:value-type="float" office:value="1728" calcext:value-type="float">
            <text:p>1728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formula="of:=([.B18] * ([.B18] + 1) ) / 2" office:value-type="float" office:value="91" calcext:value-type="float">
            <text:p>91</text:p>
          </table:table-cell>
          <table:table-cell table:formula="of:=([.B18] * [.B18])" office:value-type="float" office:value="169" calcext:value-type="float">
            <text:p>169</text:p>
          </table:table-cell>
          <table:table-cell table:formula="of:=(3 * ([.B18] * ([.B18] - 1)) / 2) + [.B18]" office:value-type="float" office:value="247" calcext:value-type="float">
            <text:p>247</text:p>
          </table:table-cell>
          <table:table-cell table:formula="of:=(4 * ([.B18] * ([.B18] - 1)) / 2) + [.B18]" office:value-type="float" office:value="325" calcext:value-type="float">
            <text:p>325</text:p>
          </table:table-cell>
          <table:table-cell table:formula="of:=(5 * ([.B18] * ([.B18] - 1)) / 2) + [.B18]" office:value-type="float" office:value="403" calcext:value-type="float">
            <text:p>403</text:p>
          </table:table-cell>
          <table:table-cell table:formula="of:=(6 * ([.B18] * ([.B18] - 1)) / 2) + [.B18]" office:value-type="float" office:value="481" calcext:value-type="float">
            <text:p>481</text:p>
          </table:table-cell>
          <table:table-cell table:formula="of:=(7 * ([.B18] * ([.B18] - 1)) / 2) + [.B18]" office:value-type="float" office:value="559" calcext:value-type="float">
            <text:p>559</text:p>
          </table:table-cell>
          <table:table-cell table:formula="of:=(8 * ([.B18] * ([.B18] - 1)) / 2) + [.B18]" office:value-type="float" office:value="637" calcext:value-type="float">
            <text:p>637</text:p>
          </table:table-cell>
          <table:table-cell/>
          <table:table-cell table:formula="of:=([.B18] * ([.B18] + 1) * ([.B18] + 2)) / 6" office:value-type="float" office:value="455" calcext:value-type="float">
            <text:p>455</text:p>
          </table:table-cell>
          <table:table-cell table:formula="of:=[.B18] * [.B18] * [.B18]" office:value-type="float" office:value="2197" calcext:value-type="float">
            <text:p>2197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formula="of:=([.B19] * ([.B19] + 1) ) / 2" office:value-type="float" office:value="105" calcext:value-type="float">
            <text:p>105</text:p>
          </table:table-cell>
          <table:table-cell table:formula="of:=([.B19] * [.B19])" office:value-type="float" office:value="196" calcext:value-type="float">
            <text:p>196</text:p>
          </table:table-cell>
          <table:table-cell table:formula="of:=(3 * ([.B19] * ([.B19] - 1)) / 2) + [.B19]" office:value-type="float" office:value="287" calcext:value-type="float">
            <text:p>287</text:p>
          </table:table-cell>
          <table:table-cell table:formula="of:=(4 * ([.B19] * ([.B19] - 1)) / 2) + [.B19]" office:value-type="float" office:value="378" calcext:value-type="float">
            <text:p>378</text:p>
          </table:table-cell>
          <table:table-cell table:formula="of:=(5 * ([.B19] * ([.B19] - 1)) / 2) + [.B19]" office:value-type="float" office:value="469" calcext:value-type="float">
            <text:p>469</text:p>
          </table:table-cell>
          <table:table-cell table:formula="of:=(6 * ([.B19] * ([.B19] - 1)) / 2) + [.B19]" office:value-type="float" office:value="560" calcext:value-type="float">
            <text:p>560</text:p>
          </table:table-cell>
          <table:table-cell table:formula="of:=(7 * ([.B19] * ([.B19] - 1)) / 2) + [.B19]" office:value-type="float" office:value="651" calcext:value-type="float">
            <text:p>651</text:p>
          </table:table-cell>
          <table:table-cell table:formula="of:=(8 * ([.B19] * ([.B19] - 1)) / 2) + [.B19]" office:value-type="float" office:value="742" calcext:value-type="float">
            <text:p>742</text:p>
          </table:table-cell>
          <table:table-cell/>
          <table:table-cell table:formula="of:=([.B19] * ([.B19] + 1) * ([.B19] + 2)) / 6" office:value-type="float" office:value="560" calcext:value-type="float">
            <text:p>560</text:p>
          </table:table-cell>
          <table:table-cell table:formula="of:=[.B19] * [.B19] * [.B19]" office:value-type="float" office:value="2744" calcext:value-type="float">
            <text:p>2744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formula="of:=([.B20] * ([.B20] + 1) ) / 2" office:value-type="float" office:value="120" calcext:value-type="float">
            <text:p>120</text:p>
          </table:table-cell>
          <table:table-cell table:formula="of:=([.B20] * [.B20])" office:value-type="float" office:value="225" calcext:value-type="float">
            <text:p>225</text:p>
          </table:table-cell>
          <table:table-cell table:formula="of:=(3 * ([.B20] * ([.B20] - 1)) / 2) + [.B20]" office:value-type="float" office:value="330" calcext:value-type="float">
            <text:p>330</text:p>
          </table:table-cell>
          <table:table-cell table:formula="of:=(4 * ([.B20] * ([.B20] - 1)) / 2) + [.B20]" office:value-type="float" office:value="435" calcext:value-type="float">
            <text:p>435</text:p>
          </table:table-cell>
          <table:table-cell table:formula="of:=(5 * ([.B20] * ([.B20] - 1)) / 2) + [.B20]" office:value-type="float" office:value="540" calcext:value-type="float">
            <text:p>540</text:p>
          </table:table-cell>
          <table:table-cell table:formula="of:=(6 * ([.B20] * ([.B20] - 1)) / 2) + [.B20]" office:value-type="float" office:value="645" calcext:value-type="float">
            <text:p>645</text:p>
          </table:table-cell>
          <table:table-cell table:formula="of:=(7 * ([.B20] * ([.B20] - 1)) / 2) + [.B20]" office:value-type="float" office:value="750" calcext:value-type="float">
            <text:p>750</text:p>
          </table:table-cell>
          <table:table-cell table:formula="of:=(8 * ([.B20] * ([.B20] - 1)) / 2) + [.B20]" office:value-type="float" office:value="855" calcext:value-type="float">
            <text:p>855</text:p>
          </table:table-cell>
          <table:table-cell/>
          <table:table-cell table:formula="of:=([.B20] * ([.B20] + 1) * ([.B20] + 2)) / 6" office:value-type="float" office:value="680" calcext:value-type="float">
            <text:p>680</text:p>
          </table:table-cell>
          <table:table-cell table:formula="of:=[.B20] * [.B20] * [.B20]" office:value-type="float" office:value="3375" calcext:value-type="float">
            <text:p>3375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formula="of:=([.B21] * ([.B21] + 1) ) / 2" office:value-type="float" office:value="136" calcext:value-type="float">
            <text:p>136</text:p>
          </table:table-cell>
          <table:table-cell table:formula="of:=([.B21] * [.B21])" office:value-type="float" office:value="256" calcext:value-type="float">
            <text:p>256</text:p>
          </table:table-cell>
          <table:table-cell table:formula="of:=(3 * ([.B21] * ([.B21] - 1)) / 2) + [.B21]" office:value-type="float" office:value="376" calcext:value-type="float">
            <text:p>376</text:p>
          </table:table-cell>
          <table:table-cell table:formula="of:=(4 * ([.B21] * ([.B21] - 1)) / 2) + [.B21]" office:value-type="float" office:value="496" calcext:value-type="float">
            <text:p>496</text:p>
          </table:table-cell>
          <table:table-cell table:formula="of:=(5 * ([.B21] * ([.B21] - 1)) / 2) + [.B21]" office:value-type="float" office:value="616" calcext:value-type="float">
            <text:p>616</text:p>
          </table:table-cell>
          <table:table-cell table:formula="of:=(6 * ([.B21] * ([.B21] - 1)) / 2) + [.B21]" office:value-type="float" office:value="736" calcext:value-type="float">
            <text:p>736</text:p>
          </table:table-cell>
          <table:table-cell table:formula="of:=(7 * ([.B21] * ([.B21] - 1)) / 2) + [.B21]" office:value-type="float" office:value="856" calcext:value-type="float">
            <text:p>856</text:p>
          </table:table-cell>
          <table:table-cell table:formula="of:=(8 * ([.B21] * ([.B21] - 1)) / 2) + [.B21]" office:value-type="float" office:value="976" calcext:value-type="float">
            <text:p>976</text:p>
          </table:table-cell>
          <table:table-cell/>
          <table:table-cell table:formula="of:=([.B21] * ([.B21] + 1) * ([.B21] + 2)) / 6" office:value-type="float" office:value="816" calcext:value-type="float">
            <text:p>816</text:p>
          </table:table-cell>
          <table:table-cell table:formula="of:=[.B21] * [.B21] * [.B21]" office:value-type="float" office:value="4096" calcext:value-type="float">
            <text:p>4096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formula="of:=([.B22] * ([.B22] + 1) ) / 2" office:value-type="float" office:value="153" calcext:value-type="float">
            <text:p>153</text:p>
          </table:table-cell>
          <table:table-cell table:formula="of:=([.B22] * [.B22])" office:value-type="float" office:value="289" calcext:value-type="float">
            <text:p>289</text:p>
          </table:table-cell>
          <table:table-cell table:formula="of:=(3 * ([.B22] * ([.B22] - 1)) / 2) + [.B22]" office:value-type="float" office:value="425" calcext:value-type="float">
            <text:p>425</text:p>
          </table:table-cell>
          <table:table-cell table:formula="of:=(4 * ([.B22] * ([.B22] - 1)) / 2) + [.B22]" office:value-type="float" office:value="561" calcext:value-type="float">
            <text:p>561</text:p>
          </table:table-cell>
          <table:table-cell table:formula="of:=(5 * ([.B22] * ([.B22] - 1)) / 2) + [.B22]" office:value-type="float" office:value="697" calcext:value-type="float">
            <text:p>697</text:p>
          </table:table-cell>
          <table:table-cell table:formula="of:=(6 * ([.B22] * ([.B22] - 1)) / 2) + [.B22]" office:value-type="float" office:value="833" calcext:value-type="float">
            <text:p>833</text:p>
          </table:table-cell>
          <table:table-cell table:formula="of:=(7 * ([.B22] * ([.B22] - 1)) / 2) + [.B22]" office:value-type="float" office:value="969" calcext:value-type="float">
            <text:p>969</text:p>
          </table:table-cell>
          <table:table-cell table:formula="of:=(8 * ([.B22] * ([.B22] - 1)) / 2) + [.B22]" office:value-type="float" office:value="1105" calcext:value-type="float">
            <text:p>1105</text:p>
          </table:table-cell>
          <table:table-cell/>
          <table:table-cell table:formula="of:=([.B22] * ([.B22] + 1) * ([.B22] + 2)) / 6" office:value-type="float" office:value="969" calcext:value-type="float">
            <text:p>969</text:p>
          </table:table-cell>
          <table:table-cell table:formula="of:=[.B22] * [.B22] * [.B22]" office:value-type="float" office:value="4913" calcext:value-type="float">
            <text:p>4913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formula="of:=([.B23] * ([.B23] + 1) ) / 2" office:value-type="float" office:value="171" calcext:value-type="float">
            <text:p>171</text:p>
          </table:table-cell>
          <table:table-cell table:formula="of:=([.B23] * [.B23])" office:value-type="float" office:value="324" calcext:value-type="float">
            <text:p>324</text:p>
          </table:table-cell>
          <table:table-cell table:formula="of:=(3 * ([.B23] * ([.B23] - 1)) / 2) + [.B23]" office:value-type="float" office:value="477" calcext:value-type="float">
            <text:p>477</text:p>
          </table:table-cell>
          <table:table-cell table:formula="of:=(4 * ([.B23] * ([.B23] - 1)) / 2) + [.B23]" office:value-type="float" office:value="630" calcext:value-type="float">
            <text:p>630</text:p>
          </table:table-cell>
          <table:table-cell table:formula="of:=(5 * ([.B23] * ([.B23] - 1)) / 2) + [.B23]" office:value-type="float" office:value="783" calcext:value-type="float">
            <text:p>783</text:p>
          </table:table-cell>
          <table:table-cell table:formula="of:=(6 * ([.B23] * ([.B23] - 1)) / 2) + [.B23]" office:value-type="float" office:value="936" calcext:value-type="float">
            <text:p>936</text:p>
          </table:table-cell>
          <table:table-cell table:formula="of:=(7 * ([.B23] * ([.B23] - 1)) / 2) + [.B23]" office:value-type="float" office:value="1089" calcext:value-type="float">
            <text:p>1089</text:p>
          </table:table-cell>
          <table:table-cell table:formula="of:=(8 * ([.B23] * ([.B23] - 1)) / 2) + [.B23]" office:value-type="float" office:value="1242" calcext:value-type="float">
            <text:p>1242</text:p>
          </table:table-cell>
          <table:table-cell/>
          <table:table-cell table:formula="of:=([.B23] * ([.B23] + 1) * ([.B23] + 2)) / 6" office:value-type="float" office:value="1140" calcext:value-type="float">
            <text:p>1140</text:p>
          </table:table-cell>
          <table:table-cell table:formula="of:=[.B23] * [.B23] * [.B23]" office:value-type="float" office:value="5832" calcext:value-type="float">
            <text:p>5832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formula="of:=([.B24] * ([.B24] + 1) ) / 2" office:value-type="float" office:value="190" calcext:value-type="float">
            <text:p>190</text:p>
          </table:table-cell>
          <table:table-cell table:formula="of:=([.B24] * [.B24])" office:value-type="float" office:value="361" calcext:value-type="float">
            <text:p>361</text:p>
          </table:table-cell>
          <table:table-cell table:formula="of:=(3 * ([.B24] * ([.B24] - 1)) / 2) + [.B24]" office:value-type="float" office:value="532" calcext:value-type="float">
            <text:p>532</text:p>
          </table:table-cell>
          <table:table-cell table:formula="of:=(4 * ([.B24] * ([.B24] - 1)) / 2) + [.B24]" office:value-type="float" office:value="703" calcext:value-type="float">
            <text:p>703</text:p>
          </table:table-cell>
          <table:table-cell table:formula="of:=(5 * ([.B24] * ([.B24] - 1)) / 2) + [.B24]" office:value-type="float" office:value="874" calcext:value-type="float">
            <text:p>874</text:p>
          </table:table-cell>
          <table:table-cell table:formula="of:=(6 * ([.B24] * ([.B24] - 1)) / 2) + [.B24]" office:value-type="float" office:value="1045" calcext:value-type="float">
            <text:p>1045</text:p>
          </table:table-cell>
          <table:table-cell table:formula="of:=(7 * ([.B24] * ([.B24] - 1)) / 2) + [.B24]" office:value-type="float" office:value="1216" calcext:value-type="float">
            <text:p>1216</text:p>
          </table:table-cell>
          <table:table-cell table:formula="of:=(8 * ([.B24] * ([.B24] - 1)) / 2) + [.B24]" office:value-type="float" office:value="1387" calcext:value-type="float">
            <text:p>1387</text:p>
          </table:table-cell>
          <table:table-cell/>
          <table:table-cell table:formula="of:=([.B24] * ([.B24] + 1) * ([.B24] + 2)) / 6" office:value-type="float" office:value="1330" calcext:value-type="float">
            <text:p>1330</text:p>
          </table:table-cell>
          <table:table-cell table:formula="of:=[.B24] * [.B24] * [.B24]" office:value-type="float" office:value="6859" calcext:value-type="float">
            <text:p>6859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formula="of:=([.B25] * ([.B25] + 1) ) / 2" office:value-type="float" office:value="210" calcext:value-type="float">
            <text:p>210</text:p>
          </table:table-cell>
          <table:table-cell table:formula="of:=([.B25] * [.B25])" office:value-type="float" office:value="400" calcext:value-type="float">
            <text:p>400</text:p>
          </table:table-cell>
          <table:table-cell table:formula="of:=(3 * ([.B25] * ([.B25] - 1)) / 2) + [.B25]" office:value-type="float" office:value="590" calcext:value-type="float">
            <text:p>590</text:p>
          </table:table-cell>
          <table:table-cell table:formula="of:=(4 * ([.B25] * ([.B25] - 1)) / 2) + [.B25]" office:value-type="float" office:value="780" calcext:value-type="float">
            <text:p>780</text:p>
          </table:table-cell>
          <table:table-cell table:formula="of:=(5 * ([.B25] * ([.B25] - 1)) / 2) + [.B25]" office:value-type="float" office:value="970" calcext:value-type="float">
            <text:p>970</text:p>
          </table:table-cell>
          <table:table-cell table:formula="of:=(6 * ([.B25] * ([.B25] - 1)) / 2) + [.B25]" office:value-type="float" office:value="1160" calcext:value-type="float">
            <text:p>1160</text:p>
          </table:table-cell>
          <table:table-cell table:formula="of:=(7 * ([.B25] * ([.B25] - 1)) / 2) + [.B25]" office:value-type="float" office:value="1350" calcext:value-type="float">
            <text:p>1350</text:p>
          </table:table-cell>
          <table:table-cell table:formula="of:=(8 * ([.B25] * ([.B25] - 1)) / 2) + [.B25]" office:value-type="float" office:value="1540" calcext:value-type="float">
            <text:p>1540</text:p>
          </table:table-cell>
          <table:table-cell/>
          <table:table-cell table:formula="of:=([.B25] * ([.B25] + 1) * ([.B25] + 2)) / 6" office:value-type="float" office:value="1540" calcext:value-type="float">
            <text:p>1540</text:p>
          </table:table-cell>
          <table:table-cell table:formula="of:=[.B25] * [.B25] * [.B25]" office:value-type="float" office:value="8000" calcext:value-type="float">
            <text:p>8000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formula="of:=([.B26] * ([.B26] + 1) ) / 2" office:value-type="float" office:value="231" calcext:value-type="float">
            <text:p>231</text:p>
          </table:table-cell>
          <table:table-cell table:formula="of:=([.B26] * [.B26])" office:value-type="float" office:value="441" calcext:value-type="float">
            <text:p>441</text:p>
          </table:table-cell>
          <table:table-cell table:formula="of:=(3 * ([.B26] * ([.B26] - 1)) / 2) + [.B26]" office:value-type="float" office:value="651" calcext:value-type="float">
            <text:p>651</text:p>
          </table:table-cell>
          <table:table-cell table:formula="of:=(4 * ([.B26] * ([.B26] - 1)) / 2) + [.B26]" office:value-type="float" office:value="861" calcext:value-type="float">
            <text:p>861</text:p>
          </table:table-cell>
          <table:table-cell table:formula="of:=(5 * ([.B26] * ([.B26] - 1)) / 2) + [.B26]" office:value-type="float" office:value="1071" calcext:value-type="float">
            <text:p>1071</text:p>
          </table:table-cell>
          <table:table-cell table:formula="of:=(6 * ([.B26] * ([.B26] - 1)) / 2) + [.B26]" office:value-type="float" office:value="1281" calcext:value-type="float">
            <text:p>1281</text:p>
          </table:table-cell>
          <table:table-cell table:formula="of:=(7 * ([.B26] * ([.B26] - 1)) / 2) + [.B26]" office:value-type="float" office:value="1491" calcext:value-type="float">
            <text:p>1491</text:p>
          </table:table-cell>
          <table:table-cell table:formula="of:=(8 * ([.B26] * ([.B26] - 1)) / 2) + [.B26]" office:value-type="float" office:value="1701" calcext:value-type="float">
            <text:p>1701</text:p>
          </table:table-cell>
          <table:table-cell/>
          <table:table-cell table:formula="of:=([.B26] * ([.B26] + 1) * ([.B26] + 2)) / 6" office:value-type="float" office:value="1771" calcext:value-type="float">
            <text:p>1771</text:p>
          </table:table-cell>
          <table:table-cell table:formula="of:=[.B26] * [.B26] * [.B26]" office:value-type="float" office:value="9261" calcext:value-type="float">
            <text:p>9261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table:formula="of:=([.B27] * ([.B27] + 1) ) / 2" office:value-type="float" office:value="253" calcext:value-type="float">
            <text:p>253</text:p>
          </table:table-cell>
          <table:table-cell table:formula="of:=([.B27] * [.B27])" office:value-type="float" office:value="484" calcext:value-type="float">
            <text:p>484</text:p>
          </table:table-cell>
          <table:table-cell table:formula="of:=(3 * ([.B27] * ([.B27] - 1)) / 2) + [.B27]" office:value-type="float" office:value="715" calcext:value-type="float">
            <text:p>715</text:p>
          </table:table-cell>
          <table:table-cell table:formula="of:=(4 * ([.B27] * ([.B27] - 1)) / 2) + [.B27]" office:value-type="float" office:value="946" calcext:value-type="float">
            <text:p>946</text:p>
          </table:table-cell>
          <table:table-cell table:formula="of:=(5 * ([.B27] * ([.B27] - 1)) / 2) + [.B27]" office:value-type="float" office:value="1177" calcext:value-type="float">
            <text:p>1177</text:p>
          </table:table-cell>
          <table:table-cell table:formula="of:=(6 * ([.B27] * ([.B27] - 1)) / 2) + [.B27]" office:value-type="float" office:value="1408" calcext:value-type="float">
            <text:p>1408</text:p>
          </table:table-cell>
          <table:table-cell table:formula="of:=(7 * ([.B27] * ([.B27] - 1)) / 2) + [.B27]" office:value-type="float" office:value="1639" calcext:value-type="float">
            <text:p>1639</text:p>
          </table:table-cell>
          <table:table-cell table:formula="of:=(8 * ([.B27] * ([.B27] - 1)) / 2) + [.B27]" office:value-type="float" office:value="1870" calcext:value-type="float">
            <text:p>1870</text:p>
          </table:table-cell>
          <table:table-cell/>
          <table:table-cell table:formula="of:=([.B27] * ([.B27] + 1) * ([.B27] + 2)) / 6" office:value-type="float" office:value="2024" calcext:value-type="float">
            <text:p>2024</text:p>
          </table:table-cell>
          <table:table-cell table:formula="of:=[.B27] * [.B27] * [.B27]" office:value-type="float" office:value="10648" calcext:value-type="float">
            <text:p>10648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table:formula="of:=([.B28] * ([.B28] + 1) ) / 2" office:value-type="float" office:value="276" calcext:value-type="float">
            <text:p>276</text:p>
          </table:table-cell>
          <table:table-cell table:formula="of:=([.B28] * [.B28])" office:value-type="float" office:value="529" calcext:value-type="float">
            <text:p>529</text:p>
          </table:table-cell>
          <table:table-cell table:formula="of:=(3 * ([.B28] * ([.B28] - 1)) / 2) + [.B28]" office:value-type="float" office:value="782" calcext:value-type="float">
            <text:p>782</text:p>
          </table:table-cell>
          <table:table-cell table:formula="of:=(4 * ([.B28] * ([.B28] - 1)) / 2) + [.B28]" office:value-type="float" office:value="1035" calcext:value-type="float">
            <text:p>1035</text:p>
          </table:table-cell>
          <table:table-cell table:formula="of:=(5 * ([.B28] * ([.B28] - 1)) / 2) + [.B28]" office:value-type="float" office:value="1288" calcext:value-type="float">
            <text:p>1288</text:p>
          </table:table-cell>
          <table:table-cell table:formula="of:=(6 * ([.B28] * ([.B28] - 1)) / 2) + [.B28]" office:value-type="float" office:value="1541" calcext:value-type="float">
            <text:p>1541</text:p>
          </table:table-cell>
          <table:table-cell table:formula="of:=(7 * ([.B28] * ([.B28] - 1)) / 2) + [.B28]" office:value-type="float" office:value="1794" calcext:value-type="float">
            <text:p>1794</text:p>
          </table:table-cell>
          <table:table-cell table:formula="of:=(8 * ([.B28] * ([.B28] - 1)) / 2) + [.B28]" office:value-type="float" office:value="2047" calcext:value-type="float">
            <text:p>2047</text:p>
          </table:table-cell>
          <table:table-cell/>
          <table:table-cell table:formula="of:=([.B28] * ([.B28] + 1) * ([.B28] + 2)) / 6" office:value-type="float" office:value="2300" calcext:value-type="float">
            <text:p>2300</text:p>
          </table:table-cell>
          <table:table-cell table:formula="of:=[.B28] * [.B28] * [.B28]" office:value-type="float" office:value="12167" calcext:value-type="float">
            <text:p>12167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formula="of:=([.B29] * ([.B29] + 1) ) / 2" office:value-type="float" office:value="300" calcext:value-type="float">
            <text:p>300</text:p>
          </table:table-cell>
          <table:table-cell table:formula="of:=([.B29] * [.B29])" office:value-type="float" office:value="576" calcext:value-type="float">
            <text:p>576</text:p>
          </table:table-cell>
          <table:table-cell table:formula="of:=(3 * ([.B29] * ([.B29] - 1)) / 2) + [.B29]" office:value-type="float" office:value="852" calcext:value-type="float">
            <text:p>852</text:p>
          </table:table-cell>
          <table:table-cell table:formula="of:=(4 * ([.B29] * ([.B29] - 1)) / 2) + [.B29]" office:value-type="float" office:value="1128" calcext:value-type="float">
            <text:p>1128</text:p>
          </table:table-cell>
          <table:table-cell table:formula="of:=(5 * ([.B29] * ([.B29] - 1)) / 2) + [.B29]" office:value-type="float" office:value="1404" calcext:value-type="float">
            <text:p>1404</text:p>
          </table:table-cell>
          <table:table-cell table:formula="of:=(6 * ([.B29] * ([.B29] - 1)) / 2) + [.B29]" office:value-type="float" office:value="1680" calcext:value-type="float">
            <text:p>1680</text:p>
          </table:table-cell>
          <table:table-cell table:formula="of:=(7 * ([.B29] * ([.B29] - 1)) / 2) + [.B29]" office:value-type="float" office:value="1956" calcext:value-type="float">
            <text:p>1956</text:p>
          </table:table-cell>
          <table:table-cell table:formula="of:=(8 * ([.B29] * ([.B29] - 1)) / 2) + [.B29]" office:value-type="float" office:value="2232" calcext:value-type="float">
            <text:p>2232</text:p>
          </table:table-cell>
          <table:table-cell/>
          <table:table-cell table:formula="of:=([.B29] * ([.B29] + 1) * ([.B29] + 2)) / 6" office:value-type="float" office:value="2600" calcext:value-type="float">
            <text:p>2600</text:p>
          </table:table-cell>
          <table:table-cell table:formula="of:=[.B29] * [.B29] * [.B29]" office:value-type="float" office:value="13824" calcext:value-type="float">
            <text:p>13824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formula="of:=([.B30] * ([.B30] + 1) ) / 2" office:value-type="float" office:value="325" calcext:value-type="float">
            <text:p>325</text:p>
          </table:table-cell>
          <table:table-cell table:formula="of:=([.B30] * [.B30])" office:value-type="float" office:value="625" calcext:value-type="float">
            <text:p>625</text:p>
          </table:table-cell>
          <table:table-cell table:formula="of:=(3 * ([.B30] * ([.B30] - 1)) / 2) + [.B30]" office:value-type="float" office:value="925" calcext:value-type="float">
            <text:p>925</text:p>
          </table:table-cell>
          <table:table-cell table:formula="of:=(4 * ([.B30] * ([.B30] - 1)) / 2) + [.B30]" office:value-type="float" office:value="1225" calcext:value-type="float">
            <text:p>1225</text:p>
          </table:table-cell>
          <table:table-cell table:formula="of:=(5 * ([.B30] * ([.B30] - 1)) / 2) + [.B30]" office:value-type="float" office:value="1525" calcext:value-type="float">
            <text:p>1525</text:p>
          </table:table-cell>
          <table:table-cell table:formula="of:=(6 * ([.B30] * ([.B30] - 1)) / 2) + [.B30]" office:value-type="float" office:value="1825" calcext:value-type="float">
            <text:p>1825</text:p>
          </table:table-cell>
          <table:table-cell table:formula="of:=(7 * ([.B30] * ([.B30] - 1)) / 2) + [.B30]" office:value-type="float" office:value="2125" calcext:value-type="float">
            <text:p>2125</text:p>
          </table:table-cell>
          <table:table-cell table:formula="of:=(8 * ([.B30] * ([.B30] - 1)) / 2) + [.B30]" office:value-type="float" office:value="2425" calcext:value-type="float">
            <text:p>2425</text:p>
          </table:table-cell>
          <table:table-cell/>
          <table:table-cell table:formula="of:=([.B30] * ([.B30] + 1) * ([.B30] + 2)) / 6" office:value-type="float" office:value="2925" calcext:value-type="float">
            <text:p>2925</text:p>
          </table:table-cell>
          <table:table-cell table:formula="of:=[.B30] * [.B30] * [.B30]" office:value-type="float" office:value="15625" calcext:value-type="float">
            <text:p>15625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table:formula="of:=([.B31] * ([.B31] + 1) ) / 2" office:value-type="float" office:value="351" calcext:value-type="float">
            <text:p>351</text:p>
          </table:table-cell>
          <table:table-cell table:formula="of:=([.B31] * [.B31])" office:value-type="float" office:value="676" calcext:value-type="float">
            <text:p>676</text:p>
          </table:table-cell>
          <table:table-cell table:formula="of:=(3 * ([.B31] * ([.B31] - 1)) / 2) + [.B31]" office:value-type="float" office:value="1001" calcext:value-type="float">
            <text:p>1001</text:p>
          </table:table-cell>
          <table:table-cell table:formula="of:=(4 * ([.B31] * ([.B31] - 1)) / 2) + [.B31]" office:value-type="float" office:value="1326" calcext:value-type="float">
            <text:p>1326</text:p>
          </table:table-cell>
          <table:table-cell table:formula="of:=(5 * ([.B31] * ([.B31] - 1)) / 2) + [.B31]" office:value-type="float" office:value="1651" calcext:value-type="float">
            <text:p>1651</text:p>
          </table:table-cell>
          <table:table-cell table:formula="of:=(6 * ([.B31] * ([.B31] - 1)) / 2) + [.B31]" office:value-type="float" office:value="1976" calcext:value-type="float">
            <text:p>1976</text:p>
          </table:table-cell>
          <table:table-cell table:formula="of:=(7 * ([.B31] * ([.B31] - 1)) / 2) + [.B31]" office:value-type="float" office:value="2301" calcext:value-type="float">
            <text:p>2301</text:p>
          </table:table-cell>
          <table:table-cell table:formula="of:=(8 * ([.B31] * ([.B31] - 1)) / 2) + [.B31]" office:value-type="float" office:value="2626" calcext:value-type="float">
            <text:p>2626</text:p>
          </table:table-cell>
          <table:table-cell/>
          <table:table-cell table:formula="of:=([.B31] * ([.B31] + 1) * ([.B31] + 2)) / 6" office:value-type="float" office:value="3276" calcext:value-type="float">
            <text:p>3276</text:p>
          </table:table-cell>
          <table:table-cell table:formula="of:=[.B31] * [.B31] * [.B31]" office:value-type="float" office:value="17576" calcext:value-type="float">
            <text:p>17576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table:formula="of:=([.B32] * ([.B32] + 1) ) / 2" office:value-type="float" office:value="378" calcext:value-type="float">
            <text:p>378</text:p>
          </table:table-cell>
          <table:table-cell table:formula="of:=([.B32] * [.B32])" office:value-type="float" office:value="729" calcext:value-type="float">
            <text:p>729</text:p>
          </table:table-cell>
          <table:table-cell table:formula="of:=(3 * ([.B32] * ([.B32] - 1)) / 2) + [.B32]" office:value-type="float" office:value="1080" calcext:value-type="float">
            <text:p>1080</text:p>
          </table:table-cell>
          <table:table-cell table:formula="of:=(4 * ([.B32] * ([.B32] - 1)) / 2) + [.B32]" office:value-type="float" office:value="1431" calcext:value-type="float">
            <text:p>1431</text:p>
          </table:table-cell>
          <table:table-cell table:formula="of:=(5 * ([.B32] * ([.B32] - 1)) / 2) + [.B32]" office:value-type="float" office:value="1782" calcext:value-type="float">
            <text:p>1782</text:p>
          </table:table-cell>
          <table:table-cell table:formula="of:=(6 * ([.B32] * ([.B32] - 1)) / 2) + [.B32]" office:value-type="float" office:value="2133" calcext:value-type="float">
            <text:p>2133</text:p>
          </table:table-cell>
          <table:table-cell table:formula="of:=(7 * ([.B32] * ([.B32] - 1)) / 2) + [.B32]" office:value-type="float" office:value="2484" calcext:value-type="float">
            <text:p>2484</text:p>
          </table:table-cell>
          <table:table-cell table:formula="of:=(8 * ([.B32] * ([.B32] - 1)) / 2) + [.B32]" office:value-type="float" office:value="2835" calcext:value-type="float">
            <text:p>2835</text:p>
          </table:table-cell>
          <table:table-cell/>
          <table:table-cell table:formula="of:=([.B32] * ([.B32] + 1) * ([.B32] + 2)) / 6" office:value-type="float" office:value="3654" calcext:value-type="float">
            <text:p>3654</text:p>
          </table:table-cell>
          <table:table-cell table:formula="of:=[.B32] * [.B32] * [.B32]" office:value-type="float" office:value="19683" calcext:value-type="float">
            <text:p>19683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table:formula="of:=([.B33] * ([.B33] + 1) ) / 2" office:value-type="float" office:value="406" calcext:value-type="float">
            <text:p>406</text:p>
          </table:table-cell>
          <table:table-cell table:formula="of:=([.B33] * [.B33])" office:value-type="float" office:value="784" calcext:value-type="float">
            <text:p>784</text:p>
          </table:table-cell>
          <table:table-cell table:formula="of:=(3 * ([.B33] * ([.B33] - 1)) / 2) + [.B33]" office:value-type="float" office:value="1162" calcext:value-type="float">
            <text:p>1162</text:p>
          </table:table-cell>
          <table:table-cell table:formula="of:=(4 * ([.B33] * ([.B33] - 1)) / 2) + [.B33]" office:value-type="float" office:value="1540" calcext:value-type="float">
            <text:p>1540</text:p>
          </table:table-cell>
          <table:table-cell table:formula="of:=(5 * ([.B33] * ([.B33] - 1)) / 2) + [.B33]" office:value-type="float" office:value="1918" calcext:value-type="float">
            <text:p>1918</text:p>
          </table:table-cell>
          <table:table-cell table:formula="of:=(6 * ([.B33] * ([.B33] - 1)) / 2) + [.B33]" office:value-type="float" office:value="2296" calcext:value-type="float">
            <text:p>2296</text:p>
          </table:table-cell>
          <table:table-cell table:formula="of:=(7 * ([.B33] * ([.B33] - 1)) / 2) + [.B33]" office:value-type="float" office:value="2674" calcext:value-type="float">
            <text:p>2674</text:p>
          </table:table-cell>
          <table:table-cell table:formula="of:=(8 * ([.B33] * ([.B33] - 1)) / 2) + [.B33]" office:value-type="float" office:value="3052" calcext:value-type="float">
            <text:p>3052</text:p>
          </table:table-cell>
          <table:table-cell/>
          <table:table-cell table:formula="of:=([.B33] * ([.B33] + 1) * ([.B33] + 2)) / 6" office:value-type="float" office:value="4060" calcext:value-type="float">
            <text:p>4060</text:p>
          </table:table-cell>
          <table:table-cell table:formula="of:=[.B33] * [.B33] * [.B33]" office:value-type="float" office:value="21952" calcext:value-type="float">
            <text:p>21952</text:p>
          </table:table-cell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table:formula="of:=([.B34] * ([.B34] + 1) ) / 2" office:value-type="float" office:value="435" calcext:value-type="float">
            <text:p>435</text:p>
          </table:table-cell>
          <table:table-cell table:formula="of:=([.B34] * [.B34])" office:value-type="float" office:value="841" calcext:value-type="float">
            <text:p>841</text:p>
          </table:table-cell>
          <table:table-cell table:formula="of:=(3 * ([.B34] * ([.B34] - 1)) / 2) + [.B34]" office:value-type="float" office:value="1247" calcext:value-type="float">
            <text:p>1247</text:p>
          </table:table-cell>
          <table:table-cell table:formula="of:=(4 * ([.B34] * ([.B34] - 1)) / 2) + [.B34]" office:value-type="float" office:value="1653" calcext:value-type="float">
            <text:p>1653</text:p>
          </table:table-cell>
          <table:table-cell table:formula="of:=(5 * ([.B34] * ([.B34] - 1)) / 2) + [.B34]" office:value-type="float" office:value="2059" calcext:value-type="float">
            <text:p>2059</text:p>
          </table:table-cell>
          <table:table-cell table:formula="of:=(6 * ([.B34] * ([.B34] - 1)) / 2) + [.B34]" office:value-type="float" office:value="2465" calcext:value-type="float">
            <text:p>2465</text:p>
          </table:table-cell>
          <table:table-cell table:formula="of:=(7 * ([.B34] * ([.B34] - 1)) / 2) + [.B34]" office:value-type="float" office:value="2871" calcext:value-type="float">
            <text:p>2871</text:p>
          </table:table-cell>
          <table:table-cell table:formula="of:=(8 * ([.B34] * ([.B34] - 1)) / 2) + [.B34]" office:value-type="float" office:value="3277" calcext:value-type="float">
            <text:p>3277</text:p>
          </table:table-cell>
          <table:table-cell/>
          <table:table-cell table:formula="of:=([.B34] * ([.B34] + 1) * ([.B34] + 2)) / 6" office:value-type="float" office:value="4495" calcext:value-type="float">
            <text:p>4495</text:p>
          </table:table-cell>
          <table:table-cell table:formula="of:=[.B34] * [.B34] * [.B34]" office:value-type="float" office:value="24389" calcext:value-type="float">
            <text:p>24389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formula="of:=([.B35] * ([.B35] + 1) ) / 2" office:value-type="float" office:value="465" calcext:value-type="float">
            <text:p>465</text:p>
          </table:table-cell>
          <table:table-cell table:formula="of:=([.B35] * [.B35])" office:value-type="float" office:value="900" calcext:value-type="float">
            <text:p>900</text:p>
          </table:table-cell>
          <table:table-cell table:formula="of:=(3 * ([.B35] * ([.B35] - 1)) / 2) + [.B35]" office:value-type="float" office:value="1335" calcext:value-type="float">
            <text:p>1335</text:p>
          </table:table-cell>
          <table:table-cell table:formula="of:=(4 * ([.B35] * ([.B35] - 1)) / 2) + [.B35]" office:value-type="float" office:value="1770" calcext:value-type="float">
            <text:p>1770</text:p>
          </table:table-cell>
          <table:table-cell table:formula="of:=(5 * ([.B35] * ([.B35] - 1)) / 2) + [.B35]" office:value-type="float" office:value="2205" calcext:value-type="float">
            <text:p>2205</text:p>
          </table:table-cell>
          <table:table-cell table:formula="of:=(6 * ([.B35] * ([.B35] - 1)) / 2) + [.B35]" office:value-type="float" office:value="2640" calcext:value-type="float">
            <text:p>2640</text:p>
          </table:table-cell>
          <table:table-cell table:formula="of:=(7 * ([.B35] * ([.B35] - 1)) / 2) + [.B35]" office:value-type="float" office:value="3075" calcext:value-type="float">
            <text:p>3075</text:p>
          </table:table-cell>
          <table:table-cell table:formula="of:=(8 * ([.B35] * ([.B35] - 1)) / 2) + [.B35]" office:value-type="float" office:value="3510" calcext:value-type="float">
            <text:p>3510</text:p>
          </table:table-cell>
          <table:table-cell/>
          <table:table-cell table:formula="of:=([.B35] * ([.B35] + 1) * ([.B35] + 2)) / 6" office:value-type="float" office:value="4960" calcext:value-type="float">
            <text:p>4960</text:p>
          </table:table-cell>
          <table:table-cell table:formula="of:=[.B35] * [.B35] * [.B35]" office:value-type="float" office:value="27000" calcext:value-type="float">
            <text:p>27000</text:p>
          </table:table-cell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table:formula="of:=([.B36] * ([.B36] + 1) ) / 2" office:value-type="float" office:value="496" calcext:value-type="float">
            <text:p>496</text:p>
          </table:table-cell>
          <table:table-cell table:formula="of:=([.B36] * [.B36])" office:value-type="float" office:value="961" calcext:value-type="float">
            <text:p>961</text:p>
          </table:table-cell>
          <table:table-cell table:formula="of:=(3 * ([.B36] * ([.B36] - 1)) / 2) + [.B36]" office:value-type="float" office:value="1426" calcext:value-type="float">
            <text:p>1426</text:p>
          </table:table-cell>
          <table:table-cell table:formula="of:=(4 * ([.B36] * ([.B36] - 1)) / 2) + [.B36]" office:value-type="float" office:value="1891" calcext:value-type="float">
            <text:p>1891</text:p>
          </table:table-cell>
          <table:table-cell table:formula="of:=(5 * ([.B36] * ([.B36] - 1)) / 2) + [.B36]" office:value-type="float" office:value="2356" calcext:value-type="float">
            <text:p>2356</text:p>
          </table:table-cell>
          <table:table-cell table:formula="of:=(6 * ([.B36] * ([.B36] - 1)) / 2) + [.B36]" office:value-type="float" office:value="2821" calcext:value-type="float">
            <text:p>2821</text:p>
          </table:table-cell>
          <table:table-cell table:formula="of:=(7 * ([.B36] * ([.B36] - 1)) / 2) + [.B36]" office:value-type="float" office:value="3286" calcext:value-type="float">
            <text:p>3286</text:p>
          </table:table-cell>
          <table:table-cell table:formula="of:=(8 * ([.B36] * ([.B36] - 1)) / 2) + [.B36]" office:value-type="float" office:value="3751" calcext:value-type="float">
            <text:p>3751</text:p>
          </table:table-cell>
          <table:table-cell/>
          <table:table-cell table:formula="of:=([.B36] * ([.B36] + 1) * ([.B36] + 2)) / 6" office:value-type="float" office:value="5456" calcext:value-type="float">
            <text:p>5456</text:p>
          </table:table-cell>
          <table:table-cell table:formula="of:=[.B36] * [.B36] * [.B36]" office:value-type="float" office:value="29791" calcext:value-type="float">
            <text:p>29791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table:formula="of:=([.B37] * ([.B37] + 1) ) / 2" office:value-type="float" office:value="528" calcext:value-type="float">
            <text:p>528</text:p>
          </table:table-cell>
          <table:table-cell table:formula="of:=([.B37] * [.B37])" office:value-type="float" office:value="1024" calcext:value-type="float">
            <text:p>1024</text:p>
          </table:table-cell>
          <table:table-cell table:formula="of:=(3 * ([.B37] * ([.B37] - 1)) / 2) + [.B37]" office:value-type="float" office:value="1520" calcext:value-type="float">
            <text:p>1520</text:p>
          </table:table-cell>
          <table:table-cell table:formula="of:=(4 * ([.B37] * ([.B37] - 1)) / 2) + [.B37]" office:value-type="float" office:value="2016" calcext:value-type="float">
            <text:p>2016</text:p>
          </table:table-cell>
          <table:table-cell table:formula="of:=(5 * ([.B37] * ([.B37] - 1)) / 2) + [.B37]" office:value-type="float" office:value="2512" calcext:value-type="float">
            <text:p>2512</text:p>
          </table:table-cell>
          <table:table-cell table:formula="of:=(6 * ([.B37] * ([.B37] - 1)) / 2) + [.B37]" office:value-type="float" office:value="3008" calcext:value-type="float">
            <text:p>3008</text:p>
          </table:table-cell>
          <table:table-cell table:formula="of:=(7 * ([.B37] * ([.B37] - 1)) / 2) + [.B37]" office:value-type="float" office:value="3504" calcext:value-type="float">
            <text:p>3504</text:p>
          </table:table-cell>
          <table:table-cell table:formula="of:=(8 * ([.B37] * ([.B37] - 1)) / 2) + [.B37]" office:value-type="float" office:value="4000" calcext:value-type="float">
            <text:p>4000</text:p>
          </table:table-cell>
          <table:table-cell/>
          <table:table-cell table:formula="of:=([.B37] * ([.B37] + 1) * ([.B37] + 2)) / 6" office:value-type="float" office:value="5984" calcext:value-type="float">
            <text:p>5984</text:p>
          </table:table-cell>
          <table:table-cell table:formula="of:=[.B37] * [.B37] * [.B37]" office:value-type="float" office:value="32768" calcext:value-type="float">
            <text:p>32768</text:p>
          </table:table-cell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table:formula="of:=([.B38] * ([.B38] + 1) ) / 2" office:value-type="float" office:value="561" calcext:value-type="float">
            <text:p>561</text:p>
          </table:table-cell>
          <table:table-cell table:formula="of:=([.B38] * [.B38])" office:value-type="float" office:value="1089" calcext:value-type="float">
            <text:p>1089</text:p>
          </table:table-cell>
          <table:table-cell table:formula="of:=(3 * ([.B38] * ([.B38] - 1)) / 2) + [.B38]" office:value-type="float" office:value="1617" calcext:value-type="float">
            <text:p>1617</text:p>
          </table:table-cell>
          <table:table-cell table:formula="of:=(4 * ([.B38] * ([.B38] - 1)) / 2) + [.B38]" office:value-type="float" office:value="2145" calcext:value-type="float">
            <text:p>2145</text:p>
          </table:table-cell>
          <table:table-cell table:formula="of:=(5 * ([.B38] * ([.B38] - 1)) / 2) + [.B38]" office:value-type="float" office:value="2673" calcext:value-type="float">
            <text:p>2673</text:p>
          </table:table-cell>
          <table:table-cell table:formula="of:=(6 * ([.B38] * ([.B38] - 1)) / 2) + [.B38]" office:value-type="float" office:value="3201" calcext:value-type="float">
            <text:p>3201</text:p>
          </table:table-cell>
          <table:table-cell table:formula="of:=(7 * ([.B38] * ([.B38] - 1)) / 2) + [.B38]" office:value-type="float" office:value="3729" calcext:value-type="float">
            <text:p>3729</text:p>
          </table:table-cell>
          <table:table-cell table:formula="of:=(8 * ([.B38] * ([.B38] - 1)) / 2) + [.B38]" office:value-type="float" office:value="4257" calcext:value-type="float">
            <text:p>4257</text:p>
          </table:table-cell>
          <table:table-cell/>
          <table:table-cell table:formula="of:=([.B38] * ([.B38] + 1) * ([.B38] + 2)) / 6" office:value-type="float" office:value="6545" calcext:value-type="float">
            <text:p>6545</text:p>
          </table:table-cell>
          <table:table-cell table:formula="of:=[.B38] * [.B38] * [.B38]" office:value-type="float" office:value="35937" calcext:value-type="float">
            <text:p>35937</text:p>
          </table:table-cell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table:formula="of:=([.B39] * ([.B39] + 1) ) / 2" office:value-type="float" office:value="595" calcext:value-type="float">
            <text:p>595</text:p>
          </table:table-cell>
          <table:table-cell table:formula="of:=([.B39] * [.B39])" office:value-type="float" office:value="1156" calcext:value-type="float">
            <text:p>1156</text:p>
          </table:table-cell>
          <table:table-cell table:formula="of:=(3 * ([.B39] * ([.B39] - 1)) / 2) + [.B39]" office:value-type="float" office:value="1717" calcext:value-type="float">
            <text:p>1717</text:p>
          </table:table-cell>
          <table:table-cell table:formula="of:=(4 * ([.B39] * ([.B39] - 1)) / 2) + [.B39]" office:value-type="float" office:value="2278" calcext:value-type="float">
            <text:p>2278</text:p>
          </table:table-cell>
          <table:table-cell table:formula="of:=(5 * ([.B39] * ([.B39] - 1)) / 2) + [.B39]" office:value-type="float" office:value="2839" calcext:value-type="float">
            <text:p>2839</text:p>
          </table:table-cell>
          <table:table-cell table:formula="of:=(6 * ([.B39] * ([.B39] - 1)) / 2) + [.B39]" office:value-type="float" office:value="3400" calcext:value-type="float">
            <text:p>3400</text:p>
          </table:table-cell>
          <table:table-cell table:formula="of:=(7 * ([.B39] * ([.B39] - 1)) / 2) + [.B39]" office:value-type="float" office:value="3961" calcext:value-type="float">
            <text:p>3961</text:p>
          </table:table-cell>
          <table:table-cell table:formula="of:=(8 * ([.B39] * ([.B39] - 1)) / 2) + [.B39]" office:value-type="float" office:value="4522" calcext:value-type="float">
            <text:p>4522</text:p>
          </table:table-cell>
          <table:table-cell/>
          <table:table-cell table:formula="of:=([.B39] * ([.B39] + 1) * ([.B39] + 2)) / 6" office:value-type="float" office:value="7140" calcext:value-type="float">
            <text:p>7140</text:p>
          </table:table-cell>
          <table:table-cell table:formula="of:=[.B39] * [.B39] * [.B39]" office:value-type="float" office:value="39304" calcext:value-type="float">
            <text:p>39304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table:formula="of:=([.B40] * ([.B40] + 1) ) / 2" office:value-type="float" office:value="630" calcext:value-type="float">
            <text:p>630</text:p>
          </table:table-cell>
          <table:table-cell table:formula="of:=([.B40] * [.B40])" office:value-type="float" office:value="1225" calcext:value-type="float">
            <text:p>1225</text:p>
          </table:table-cell>
          <table:table-cell table:formula="of:=(3 * ([.B40] * ([.B40] - 1)) / 2) + [.B40]" office:value-type="float" office:value="1820" calcext:value-type="float">
            <text:p>1820</text:p>
          </table:table-cell>
          <table:table-cell table:formula="of:=(4 * ([.B40] * ([.B40] - 1)) / 2) + [.B40]" office:value-type="float" office:value="2415" calcext:value-type="float">
            <text:p>2415</text:p>
          </table:table-cell>
          <table:table-cell table:formula="of:=(5 * ([.B40] * ([.B40] - 1)) / 2) + [.B40]" office:value-type="float" office:value="3010" calcext:value-type="float">
            <text:p>3010</text:p>
          </table:table-cell>
          <table:table-cell table:formula="of:=(6 * ([.B40] * ([.B40] - 1)) / 2) + [.B40]" office:value-type="float" office:value="3605" calcext:value-type="float">
            <text:p>3605</text:p>
          </table:table-cell>
          <table:table-cell table:formula="of:=(7 * ([.B40] * ([.B40] - 1)) / 2) + [.B40]" office:value-type="float" office:value="4200" calcext:value-type="float">
            <text:p>4200</text:p>
          </table:table-cell>
          <table:table-cell table:formula="of:=(8 * ([.B40] * ([.B40] - 1)) / 2) + [.B40]" office:value-type="float" office:value="4795" calcext:value-type="float">
            <text:p>4795</text:p>
          </table:table-cell>
          <table:table-cell/>
          <table:table-cell table:formula="of:=([.B40] * ([.B40] + 1) * ([.B40] + 2)) / 6" office:value-type="float" office:value="7770" calcext:value-type="float">
            <text:p>7770</text:p>
          </table:table-cell>
          <table:table-cell table:formula="of:=[.B40] * [.B40] * [.B40]" office:value-type="float" office:value="42875" calcext:value-type="float">
            <text:p>42875</text:p>
          </table:table-cell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table:formula="of:=([.B41] * ([.B41] + 1) ) / 2" office:value-type="float" office:value="666" calcext:value-type="float">
            <text:p>666</text:p>
          </table:table-cell>
          <table:table-cell table:formula="of:=([.B41] * [.B41])" office:value-type="float" office:value="1296" calcext:value-type="float">
            <text:p>1296</text:p>
          </table:table-cell>
          <table:table-cell table:formula="of:=(3 * ([.B41] * ([.B41] - 1)) / 2) + [.B41]" office:value-type="float" office:value="1926" calcext:value-type="float">
            <text:p>1926</text:p>
          </table:table-cell>
          <table:table-cell table:formula="of:=(4 * ([.B41] * ([.B41] - 1)) / 2) + [.B41]" office:value-type="float" office:value="2556" calcext:value-type="float">
            <text:p>2556</text:p>
          </table:table-cell>
          <table:table-cell table:formula="of:=(5 * ([.B41] * ([.B41] - 1)) / 2) + [.B41]" office:value-type="float" office:value="3186" calcext:value-type="float">
            <text:p>3186</text:p>
          </table:table-cell>
          <table:table-cell table:formula="of:=(6 * ([.B41] * ([.B41] - 1)) / 2) + [.B41]" office:value-type="float" office:value="3816" calcext:value-type="float">
            <text:p>3816</text:p>
          </table:table-cell>
          <table:table-cell table:formula="of:=(7 * ([.B41] * ([.B41] - 1)) / 2) + [.B41]" office:value-type="float" office:value="4446" calcext:value-type="float">
            <text:p>4446</text:p>
          </table:table-cell>
          <table:table-cell table:formula="of:=(8 * ([.B41] * ([.B41] - 1)) / 2) + [.B41]" office:value-type="float" office:value="5076" calcext:value-type="float">
            <text:p>5076</text:p>
          </table:table-cell>
          <table:table-cell/>
          <table:table-cell table:formula="of:=([.B41] * ([.B41] + 1) * ([.B41] + 2)) / 6" office:value-type="float" office:value="8436" calcext:value-type="float">
            <text:p>8436</text:p>
          </table:table-cell>
          <table:table-cell table:formula="of:=[.B41] * [.B41] * [.B41]" office:value-type="float" office:value="46656" calcext:value-type="float">
            <text:p>46656</text:p>
          </table:table-cell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table:formula="of:=([.B42] * ([.B42] + 1) ) / 2" office:value-type="float" office:value="703" calcext:value-type="float">
            <text:p>703</text:p>
          </table:table-cell>
          <table:table-cell table:formula="of:=([.B42] * [.B42])" office:value-type="float" office:value="1369" calcext:value-type="float">
            <text:p>1369</text:p>
          </table:table-cell>
          <table:table-cell table:formula="of:=(3 * ([.B42] * ([.B42] - 1)) / 2) + [.B42]" office:value-type="float" office:value="2035" calcext:value-type="float">
            <text:p>2035</text:p>
          </table:table-cell>
          <table:table-cell table:formula="of:=(4 * ([.B42] * ([.B42] - 1)) / 2) + [.B42]" office:value-type="float" office:value="2701" calcext:value-type="float">
            <text:p>2701</text:p>
          </table:table-cell>
          <table:table-cell table:formula="of:=(5 * ([.B42] * ([.B42] - 1)) / 2) + [.B42]" office:value-type="float" office:value="3367" calcext:value-type="float">
            <text:p>3367</text:p>
          </table:table-cell>
          <table:table-cell table:formula="of:=(6 * ([.B42] * ([.B42] - 1)) / 2) + [.B42]" office:value-type="float" office:value="4033" calcext:value-type="float">
            <text:p>4033</text:p>
          </table:table-cell>
          <table:table-cell table:formula="of:=(7 * ([.B42] * ([.B42] - 1)) / 2) + [.B42]" office:value-type="float" office:value="4699" calcext:value-type="float">
            <text:p>4699</text:p>
          </table:table-cell>
          <table:table-cell table:formula="of:=(8 * ([.B42] * ([.B42] - 1)) / 2) + [.B42]" office:value-type="float" office:value="5365" calcext:value-type="float">
            <text:p>5365</text:p>
          </table:table-cell>
          <table:table-cell/>
          <table:table-cell table:formula="of:=([.B42] * ([.B42] + 1) * ([.B42] + 2)) / 6" office:value-type="float" office:value="9139" calcext:value-type="float">
            <text:p>9139</text:p>
          </table:table-cell>
          <table:table-cell table:formula="of:=[.B42] * [.B42] * [.B42]" office:value-type="float" office:value="50653" calcext:value-type="float">
            <text:p>50653</text:p>
          </table:table-cell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table:formula="of:=([.B43] * ([.B43] + 1) ) / 2" office:value-type="float" office:value="741" calcext:value-type="float">
            <text:p>741</text:p>
          </table:table-cell>
          <table:table-cell table:formula="of:=([.B43] * [.B43])" office:value-type="float" office:value="1444" calcext:value-type="float">
            <text:p>1444</text:p>
          </table:table-cell>
          <table:table-cell table:formula="of:=(3 * ([.B43] * ([.B43] - 1)) / 2) + [.B43]" office:value-type="float" office:value="2147" calcext:value-type="float">
            <text:p>2147</text:p>
          </table:table-cell>
          <table:table-cell table:formula="of:=(4 * ([.B43] * ([.B43] - 1)) / 2) + [.B43]" office:value-type="float" office:value="2850" calcext:value-type="float">
            <text:p>2850</text:p>
          </table:table-cell>
          <table:table-cell table:formula="of:=(5 * ([.B43] * ([.B43] - 1)) / 2) + [.B43]" office:value-type="float" office:value="3553" calcext:value-type="float">
            <text:p>3553</text:p>
          </table:table-cell>
          <table:table-cell table:formula="of:=(6 * ([.B43] * ([.B43] - 1)) / 2) + [.B43]" office:value-type="float" office:value="4256" calcext:value-type="float">
            <text:p>4256</text:p>
          </table:table-cell>
          <table:table-cell table:formula="of:=(7 * ([.B43] * ([.B43] - 1)) / 2) + [.B43]" office:value-type="float" office:value="4959" calcext:value-type="float">
            <text:p>4959</text:p>
          </table:table-cell>
          <table:table-cell table:formula="of:=(8 * ([.B43] * ([.B43] - 1)) / 2) + [.B43]" office:value-type="float" office:value="5662" calcext:value-type="float">
            <text:p>5662</text:p>
          </table:table-cell>
          <table:table-cell/>
          <table:table-cell table:formula="of:=([.B43] * ([.B43] + 1) * ([.B43] + 2)) / 6" office:value-type="float" office:value="9880" calcext:value-type="float">
            <text:p>9880</text:p>
          </table:table-cell>
          <table:table-cell table:formula="of:=[.B43] * [.B43] * [.B43]" office:value-type="float" office:value="54872" calcext:value-type="float">
            <text:p>54872</text:p>
          </table:table-cell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table:formula="of:=([.B44] * ([.B44] + 1) ) / 2" office:value-type="float" office:value="780" calcext:value-type="float">
            <text:p>780</text:p>
          </table:table-cell>
          <table:table-cell table:formula="of:=([.B44] * [.B44])" office:value-type="float" office:value="1521" calcext:value-type="float">
            <text:p>1521</text:p>
          </table:table-cell>
          <table:table-cell table:formula="of:=(3 * ([.B44] * ([.B44] - 1)) / 2) + [.B44]" office:value-type="float" office:value="2262" calcext:value-type="float">
            <text:p>2262</text:p>
          </table:table-cell>
          <table:table-cell table:formula="of:=(4 * ([.B44] * ([.B44] - 1)) / 2) + [.B44]" office:value-type="float" office:value="3003" calcext:value-type="float">
            <text:p>3003</text:p>
          </table:table-cell>
          <table:table-cell table:formula="of:=(5 * ([.B44] * ([.B44] - 1)) / 2) + [.B44]" office:value-type="float" office:value="3744" calcext:value-type="float">
            <text:p>3744</text:p>
          </table:table-cell>
          <table:table-cell table:formula="of:=(6 * ([.B44] * ([.B44] - 1)) / 2) + [.B44]" office:value-type="float" office:value="4485" calcext:value-type="float">
            <text:p>4485</text:p>
          </table:table-cell>
          <table:table-cell table:formula="of:=(7 * ([.B44] * ([.B44] - 1)) / 2) + [.B44]" office:value-type="float" office:value="5226" calcext:value-type="float">
            <text:p>5226</text:p>
          </table:table-cell>
          <table:table-cell table:formula="of:=(8 * ([.B44] * ([.B44] - 1)) / 2) + [.B44]" office:value-type="float" office:value="5967" calcext:value-type="float">
            <text:p>5967</text:p>
          </table:table-cell>
          <table:table-cell/>
          <table:table-cell table:formula="of:=([.B44] * ([.B44] + 1) * ([.B44] + 2)) / 6" office:value-type="float" office:value="10660" calcext:value-type="float">
            <text:p>10660</text:p>
          </table:table-cell>
          <table:table-cell table:formula="of:=[.B44] * [.B44] * [.B44]" office:value-type="float" office:value="59319" calcext:value-type="float">
            <text:p>59319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formula="of:=([.B45] * ([.B45] + 1) ) / 2" office:value-type="float" office:value="820" calcext:value-type="float">
            <text:p>820</text:p>
          </table:table-cell>
          <table:table-cell table:formula="of:=([.B45] * [.B45])" office:value-type="float" office:value="1600" calcext:value-type="float">
            <text:p>1600</text:p>
          </table:table-cell>
          <table:table-cell table:formula="of:=(3 * ([.B45] * ([.B45] - 1)) / 2) + [.B45]" office:value-type="float" office:value="2380" calcext:value-type="float">
            <text:p>2380</text:p>
          </table:table-cell>
          <table:table-cell table:formula="of:=(4 * ([.B45] * ([.B45] - 1)) / 2) + [.B45]" office:value-type="float" office:value="3160" calcext:value-type="float">
            <text:p>3160</text:p>
          </table:table-cell>
          <table:table-cell table:formula="of:=(5 * ([.B45] * ([.B45] - 1)) / 2) + [.B45]" office:value-type="float" office:value="3940" calcext:value-type="float">
            <text:p>3940</text:p>
          </table:table-cell>
          <table:table-cell table:formula="of:=(6 * ([.B45] * ([.B45] - 1)) / 2) + [.B45]" office:value-type="float" office:value="4720" calcext:value-type="float">
            <text:p>4720</text:p>
          </table:table-cell>
          <table:table-cell table:formula="of:=(7 * ([.B45] * ([.B45] - 1)) / 2) + [.B45]" office:value-type="float" office:value="5500" calcext:value-type="float">
            <text:p>5500</text:p>
          </table:table-cell>
          <table:table-cell table:formula="of:=(8 * ([.B45] * ([.B45] - 1)) / 2) + [.B45]" office:value-type="float" office:value="6280" calcext:value-type="float">
            <text:p>6280</text:p>
          </table:table-cell>
          <table:table-cell/>
          <table:table-cell table:formula="of:=([.B45] * ([.B45] + 1) * ([.B45] + 2)) / 6" office:value-type="float" office:value="11480" calcext:value-type="float">
            <text:p>11480</text:p>
          </table:table-cell>
          <table:table-cell table:formula="of:=[.B45] * [.B45] * [.B45]" office:value-type="float" office:value="64000" calcext:value-type="float">
            <text:p>64000</text:p>
          </table:table-cell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table:formula="of:=([.B46] * ([.B46] + 1) ) / 2" office:value-type="float" office:value="861" calcext:value-type="float">
            <text:p>861</text:p>
          </table:table-cell>
          <table:table-cell table:formula="of:=([.B46] * [.B46])" office:value-type="float" office:value="1681" calcext:value-type="float">
            <text:p>1681</text:p>
          </table:table-cell>
          <table:table-cell table:formula="of:=(3 * ([.B46] * ([.B46] - 1)) / 2) + [.B46]" office:value-type="float" office:value="2501" calcext:value-type="float">
            <text:p>2501</text:p>
          </table:table-cell>
          <table:table-cell table:formula="of:=(4 * ([.B46] * ([.B46] - 1)) / 2) + [.B46]" office:value-type="float" office:value="3321" calcext:value-type="float">
            <text:p>3321</text:p>
          </table:table-cell>
          <table:table-cell table:formula="of:=(5 * ([.B46] * ([.B46] - 1)) / 2) + [.B46]" office:value-type="float" office:value="4141" calcext:value-type="float">
            <text:p>4141</text:p>
          </table:table-cell>
          <table:table-cell table:formula="of:=(6 * ([.B46] * ([.B46] - 1)) / 2) + [.B46]" office:value-type="float" office:value="4961" calcext:value-type="float">
            <text:p>4961</text:p>
          </table:table-cell>
          <table:table-cell table:formula="of:=(7 * ([.B46] * ([.B46] - 1)) / 2) + [.B46]" office:value-type="float" office:value="5781" calcext:value-type="float">
            <text:p>5781</text:p>
          </table:table-cell>
          <table:table-cell table:formula="of:=(8 * ([.B46] * ([.B46] - 1)) / 2) + [.B46]" office:value-type="float" office:value="6601" calcext:value-type="float">
            <text:p>6601</text:p>
          </table:table-cell>
          <table:table-cell/>
          <table:table-cell table:formula="of:=([.B46] * ([.B46] + 1) * ([.B46] + 2)) / 6" office:value-type="float" office:value="12341" calcext:value-type="float">
            <text:p>12341</text:p>
          </table:table-cell>
          <table:table-cell table:formula="of:=[.B46] * [.B46] * [.B46]" office:value-type="float" office:value="68921" calcext:value-type="float">
            <text:p>68921</text:p>
          </table:table-cell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table:formula="of:=([.B47] * ([.B47] + 1) ) / 2" office:value-type="float" office:value="903" calcext:value-type="float">
            <text:p>903</text:p>
          </table:table-cell>
          <table:table-cell table:formula="of:=([.B47] * [.B47])" office:value-type="float" office:value="1764" calcext:value-type="float">
            <text:p>1764</text:p>
          </table:table-cell>
          <table:table-cell table:formula="of:=(3 * ([.B47] * ([.B47] - 1)) / 2) + [.B47]" office:value-type="float" office:value="2625" calcext:value-type="float">
            <text:p>2625</text:p>
          </table:table-cell>
          <table:table-cell table:formula="of:=(4 * ([.B47] * ([.B47] - 1)) / 2) + [.B47]" office:value-type="float" office:value="3486" calcext:value-type="float">
            <text:p>3486</text:p>
          </table:table-cell>
          <table:table-cell table:formula="of:=(5 * ([.B47] * ([.B47] - 1)) / 2) + [.B47]" office:value-type="float" office:value="4347" calcext:value-type="float">
            <text:p>4347</text:p>
          </table:table-cell>
          <table:table-cell table:formula="of:=(6 * ([.B47] * ([.B47] - 1)) / 2) + [.B47]" office:value-type="float" office:value="5208" calcext:value-type="float">
            <text:p>5208</text:p>
          </table:table-cell>
          <table:table-cell table:formula="of:=(7 * ([.B47] * ([.B47] - 1)) / 2) + [.B47]" office:value-type="float" office:value="6069" calcext:value-type="float">
            <text:p>6069</text:p>
          </table:table-cell>
          <table:table-cell table:formula="of:=(8 * ([.B47] * ([.B47] - 1)) / 2) + [.B47]" office:value-type="float" office:value="6930" calcext:value-type="float">
            <text:p>6930</text:p>
          </table:table-cell>
          <table:table-cell/>
          <table:table-cell table:formula="of:=([.B47] * ([.B47] + 1) * ([.B47] + 2)) / 6" office:value-type="float" office:value="13244" calcext:value-type="float">
            <text:p>13244</text:p>
          </table:table-cell>
          <table:table-cell table:formula="of:=[.B47] * [.B47] * [.B47]" office:value-type="float" office:value="74088" calcext:value-type="float">
            <text:p>74088</text:p>
          </table:table-cell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table:formula="of:=([.B48] * ([.B48] + 1) ) / 2" office:value-type="float" office:value="946" calcext:value-type="float">
            <text:p>946</text:p>
          </table:table-cell>
          <table:table-cell table:formula="of:=([.B48] * [.B48])" office:value-type="float" office:value="1849" calcext:value-type="float">
            <text:p>1849</text:p>
          </table:table-cell>
          <table:table-cell table:formula="of:=(3 * ([.B48] * ([.B48] - 1)) / 2) + [.B48]" office:value-type="float" office:value="2752" calcext:value-type="float">
            <text:p>2752</text:p>
          </table:table-cell>
          <table:table-cell table:formula="of:=(4 * ([.B48] * ([.B48] - 1)) / 2) + [.B48]" office:value-type="float" office:value="3655" calcext:value-type="float">
            <text:p>3655</text:p>
          </table:table-cell>
          <table:table-cell table:formula="of:=(5 * ([.B48] * ([.B48] - 1)) / 2) + [.B48]" office:value-type="float" office:value="4558" calcext:value-type="float">
            <text:p>4558</text:p>
          </table:table-cell>
          <table:table-cell table:formula="of:=(6 * ([.B48] * ([.B48] - 1)) / 2) + [.B48]" office:value-type="float" office:value="5461" calcext:value-type="float">
            <text:p>5461</text:p>
          </table:table-cell>
          <table:table-cell table:formula="of:=(7 * ([.B48] * ([.B48] - 1)) / 2) + [.B48]" office:value-type="float" office:value="6364" calcext:value-type="float">
            <text:p>6364</text:p>
          </table:table-cell>
          <table:table-cell table:formula="of:=(8 * ([.B48] * ([.B48] - 1)) / 2) + [.B48]" office:value-type="float" office:value="7267" calcext:value-type="float">
            <text:p>7267</text:p>
          </table:table-cell>
          <table:table-cell/>
          <table:table-cell table:formula="of:=([.B48] * ([.B48] + 1) * ([.B48] + 2)) / 6" office:value-type="float" office:value="14190" calcext:value-type="float">
            <text:p>14190</text:p>
          </table:table-cell>
          <table:table-cell table:formula="of:=[.B48] * [.B48] * [.B48]" office:value-type="float" office:value="79507" calcext:value-type="float">
            <text:p>79507</text:p>
          </table:table-cell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table:formula="of:=([.B49] * ([.B49] + 1) ) / 2" office:value-type="float" office:value="990" calcext:value-type="float">
            <text:p>990</text:p>
          </table:table-cell>
          <table:table-cell table:formula="of:=([.B49] * [.B49])" office:value-type="float" office:value="1936" calcext:value-type="float">
            <text:p>1936</text:p>
          </table:table-cell>
          <table:table-cell table:formula="of:=(3 * ([.B49] * ([.B49] - 1)) / 2) + [.B49]" office:value-type="float" office:value="2882" calcext:value-type="float">
            <text:p>2882</text:p>
          </table:table-cell>
          <table:table-cell table:formula="of:=(4 * ([.B49] * ([.B49] - 1)) / 2) + [.B49]" office:value-type="float" office:value="3828" calcext:value-type="float">
            <text:p>3828</text:p>
          </table:table-cell>
          <table:table-cell table:formula="of:=(5 * ([.B49] * ([.B49] - 1)) / 2) + [.B49]" office:value-type="float" office:value="4774" calcext:value-type="float">
            <text:p>4774</text:p>
          </table:table-cell>
          <table:table-cell table:formula="of:=(6 * ([.B49] * ([.B49] - 1)) / 2) + [.B49]" office:value-type="float" office:value="5720" calcext:value-type="float">
            <text:p>5720</text:p>
          </table:table-cell>
          <table:table-cell table:formula="of:=(7 * ([.B49] * ([.B49] - 1)) / 2) + [.B49]" office:value-type="float" office:value="6666" calcext:value-type="float">
            <text:p>6666</text:p>
          </table:table-cell>
          <table:table-cell table:formula="of:=(8 * ([.B49] * ([.B49] - 1)) / 2) + [.B49]" office:value-type="float" office:value="7612" calcext:value-type="float">
            <text:p>7612</text:p>
          </table:table-cell>
          <table:table-cell/>
          <table:table-cell table:formula="of:=([.B49] * ([.B49] + 1) * ([.B49] + 2)) / 6" office:value-type="float" office:value="15180" calcext:value-type="float">
            <text:p>15180</text:p>
          </table:table-cell>
          <table:table-cell table:formula="of:=[.B49] * [.B49] * [.B49]" office:value-type="float" office:value="85184" calcext:value-type="float">
            <text:p>85184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table:formula="of:=([.B50] * ([.B50] + 1) ) / 2" office:value-type="float" office:value="1035" calcext:value-type="float">
            <text:p>1035</text:p>
          </table:table-cell>
          <table:table-cell table:formula="of:=([.B50] * [.B50])" office:value-type="float" office:value="2025" calcext:value-type="float">
            <text:p>2025</text:p>
          </table:table-cell>
          <table:table-cell table:formula="of:=(3 * ([.B50] * ([.B50] - 1)) / 2) + [.B50]" office:value-type="float" office:value="3015" calcext:value-type="float">
            <text:p>3015</text:p>
          </table:table-cell>
          <table:table-cell table:formula="of:=(4 * ([.B50] * ([.B50] - 1)) / 2) + [.B50]" office:value-type="float" office:value="4005" calcext:value-type="float">
            <text:p>4005</text:p>
          </table:table-cell>
          <table:table-cell table:formula="of:=(5 * ([.B50] * ([.B50] - 1)) / 2) + [.B50]" office:value-type="float" office:value="4995" calcext:value-type="float">
            <text:p>4995</text:p>
          </table:table-cell>
          <table:table-cell table:formula="of:=(6 * ([.B50] * ([.B50] - 1)) / 2) + [.B50]" office:value-type="float" office:value="5985" calcext:value-type="float">
            <text:p>5985</text:p>
          </table:table-cell>
          <table:table-cell table:formula="of:=(7 * ([.B50] * ([.B50] - 1)) / 2) + [.B50]" office:value-type="float" office:value="6975" calcext:value-type="float">
            <text:p>6975</text:p>
          </table:table-cell>
          <table:table-cell table:formula="of:=(8 * ([.B50] * ([.B50] - 1)) / 2) + [.B50]" office:value-type="float" office:value="7965" calcext:value-type="float">
            <text:p>7965</text:p>
          </table:table-cell>
          <table:table-cell/>
          <table:table-cell table:formula="of:=([.B50] * ([.B50] + 1) * ([.B50] + 2)) / 6" office:value-type="float" office:value="16215" calcext:value-type="float">
            <text:p>16215</text:p>
          </table:table-cell>
          <table:table-cell table:formula="of:=[.B50] * [.B50] * [.B50]" office:value-type="float" office:value="91125" calcext:value-type="float">
            <text:p>91125</text:p>
          </table:table-cell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table:formula="of:=([.B51] * ([.B51] + 1) ) / 2" office:value-type="float" office:value="1081" calcext:value-type="float">
            <text:p>1081</text:p>
          </table:table-cell>
          <table:table-cell table:formula="of:=([.B51] * [.B51])" office:value-type="float" office:value="2116" calcext:value-type="float">
            <text:p>2116</text:p>
          </table:table-cell>
          <table:table-cell table:formula="of:=(3 * ([.B51] * ([.B51] - 1)) / 2) + [.B51]" office:value-type="float" office:value="3151" calcext:value-type="float">
            <text:p>3151</text:p>
          </table:table-cell>
          <table:table-cell table:formula="of:=(4 * ([.B51] * ([.B51] - 1)) / 2) + [.B51]" office:value-type="float" office:value="4186" calcext:value-type="float">
            <text:p>4186</text:p>
          </table:table-cell>
          <table:table-cell table:formula="of:=(5 * ([.B51] * ([.B51] - 1)) / 2) + [.B51]" office:value-type="float" office:value="5221" calcext:value-type="float">
            <text:p>5221</text:p>
          </table:table-cell>
          <table:table-cell table:formula="of:=(6 * ([.B51] * ([.B51] - 1)) / 2) + [.B51]" office:value-type="float" office:value="6256" calcext:value-type="float">
            <text:p>6256</text:p>
          </table:table-cell>
          <table:table-cell table:formula="of:=(7 * ([.B51] * ([.B51] - 1)) / 2) + [.B51]" office:value-type="float" office:value="7291" calcext:value-type="float">
            <text:p>7291</text:p>
          </table:table-cell>
          <table:table-cell table:formula="of:=(8 * ([.B51] * ([.B51] - 1)) / 2) + [.B51]" office:value-type="float" office:value="8326" calcext:value-type="float">
            <text:p>8326</text:p>
          </table:table-cell>
          <table:table-cell/>
          <table:table-cell table:formula="of:=([.B51] * ([.B51] + 1) * ([.B51] + 2)) / 6" office:value-type="float" office:value="17296" calcext:value-type="float">
            <text:p>17296</text:p>
          </table:table-cell>
          <table:table-cell table:formula="of:=[.B51] * [.B51] * [.B51]" office:value-type="float" office:value="97336" calcext:value-type="float">
            <text:p>97336</text:p>
          </table:table-cell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table:formula="of:=([.B52] * ([.B52] + 1) ) / 2" office:value-type="float" office:value="1128" calcext:value-type="float">
            <text:p>1128</text:p>
          </table:table-cell>
          <table:table-cell table:formula="of:=([.B52] * [.B52])" office:value-type="float" office:value="2209" calcext:value-type="float">
            <text:p>2209</text:p>
          </table:table-cell>
          <table:table-cell table:formula="of:=(3 * ([.B52] * ([.B52] - 1)) / 2) + [.B52]" office:value-type="float" office:value="3290" calcext:value-type="float">
            <text:p>3290</text:p>
          </table:table-cell>
          <table:table-cell table:formula="of:=(4 * ([.B52] * ([.B52] - 1)) / 2) + [.B52]" office:value-type="float" office:value="4371" calcext:value-type="float">
            <text:p>4371</text:p>
          </table:table-cell>
          <table:table-cell table:formula="of:=(5 * ([.B52] * ([.B52] - 1)) / 2) + [.B52]" office:value-type="float" office:value="5452" calcext:value-type="float">
            <text:p>5452</text:p>
          </table:table-cell>
          <table:table-cell table:formula="of:=(6 * ([.B52] * ([.B52] - 1)) / 2) + [.B52]" office:value-type="float" office:value="6533" calcext:value-type="float">
            <text:p>6533</text:p>
          </table:table-cell>
          <table:table-cell table:formula="of:=(7 * ([.B52] * ([.B52] - 1)) / 2) + [.B52]" office:value-type="float" office:value="7614" calcext:value-type="float">
            <text:p>7614</text:p>
          </table:table-cell>
          <table:table-cell table:formula="of:=(8 * ([.B52] * ([.B52] - 1)) / 2) + [.B52]" office:value-type="float" office:value="8695" calcext:value-type="float">
            <text:p>8695</text:p>
          </table:table-cell>
          <table:table-cell/>
          <table:table-cell table:formula="of:=([.B52] * ([.B52] + 1) * ([.B52] + 2)) / 6" office:value-type="float" office:value="18424" calcext:value-type="float">
            <text:p>18424</text:p>
          </table:table-cell>
          <table:table-cell table:formula="of:=[.B52] * [.B52] * [.B52]" office:value-type="float" office:value="103823" calcext:value-type="float">
            <text:p>103823</text:p>
          </table:table-cell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table:formula="of:=([.B53] * ([.B53] + 1) ) / 2" office:value-type="float" office:value="1176" calcext:value-type="float">
            <text:p>1176</text:p>
          </table:table-cell>
          <table:table-cell table:formula="of:=([.B53] * [.B53])" office:value-type="float" office:value="2304" calcext:value-type="float">
            <text:p>2304</text:p>
          </table:table-cell>
          <table:table-cell table:formula="of:=(3 * ([.B53] * ([.B53] - 1)) / 2) + [.B53]" office:value-type="float" office:value="3432" calcext:value-type="float">
            <text:p>3432</text:p>
          </table:table-cell>
          <table:table-cell table:formula="of:=(4 * ([.B53] * ([.B53] - 1)) / 2) + [.B53]" office:value-type="float" office:value="4560" calcext:value-type="float">
            <text:p>4560</text:p>
          </table:table-cell>
          <table:table-cell table:formula="of:=(5 * ([.B53] * ([.B53] - 1)) / 2) + [.B53]" office:value-type="float" office:value="5688" calcext:value-type="float">
            <text:p>5688</text:p>
          </table:table-cell>
          <table:table-cell table:formula="of:=(6 * ([.B53] * ([.B53] - 1)) / 2) + [.B53]" office:value-type="float" office:value="6816" calcext:value-type="float">
            <text:p>6816</text:p>
          </table:table-cell>
          <table:table-cell table:formula="of:=(7 * ([.B53] * ([.B53] - 1)) / 2) + [.B53]" office:value-type="float" office:value="7944" calcext:value-type="float">
            <text:p>7944</text:p>
          </table:table-cell>
          <table:table-cell table:formula="of:=(8 * ([.B53] * ([.B53] - 1)) / 2) + [.B53]" office:value-type="float" office:value="9072" calcext:value-type="float">
            <text:p>9072</text:p>
          </table:table-cell>
          <table:table-cell/>
          <table:table-cell table:formula="of:=([.B53] * ([.B53] + 1) * ([.B53] + 2)) / 6" office:value-type="float" office:value="19600" calcext:value-type="float">
            <text:p>19600</text:p>
          </table:table-cell>
          <table:table-cell table:formula="of:=[.B53] * [.B53] * [.B53]" office:value-type="float" office:value="110592" calcext:value-type="float">
            <text:p>110592</text:p>
          </table:table-cell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table:formula="of:=([.B54] * ([.B54] + 1) ) / 2" office:value-type="float" office:value="1225" calcext:value-type="float">
            <text:p>1225</text:p>
          </table:table-cell>
          <table:table-cell table:formula="of:=([.B54] * [.B54])" office:value-type="float" office:value="2401" calcext:value-type="float">
            <text:p>2401</text:p>
          </table:table-cell>
          <table:table-cell table:formula="of:=(3 * ([.B54] * ([.B54] - 1)) / 2) + [.B54]" office:value-type="float" office:value="3577" calcext:value-type="float">
            <text:p>3577</text:p>
          </table:table-cell>
          <table:table-cell table:formula="of:=(4 * ([.B54] * ([.B54] - 1)) / 2) + [.B54]" office:value-type="float" office:value="4753" calcext:value-type="float">
            <text:p>4753</text:p>
          </table:table-cell>
          <table:table-cell table:formula="of:=(5 * ([.B54] * ([.B54] - 1)) / 2) + [.B54]" office:value-type="float" office:value="5929" calcext:value-type="float">
            <text:p>5929</text:p>
          </table:table-cell>
          <table:table-cell table:formula="of:=(6 * ([.B54] * ([.B54] - 1)) / 2) + [.B54]" office:value-type="float" office:value="7105" calcext:value-type="float">
            <text:p>7105</text:p>
          </table:table-cell>
          <table:table-cell table:formula="of:=(7 * ([.B54] * ([.B54] - 1)) / 2) + [.B54]" office:value-type="float" office:value="8281" calcext:value-type="float">
            <text:p>8281</text:p>
          </table:table-cell>
          <table:table-cell table:formula="of:=(8 * ([.B54] * ([.B54] - 1)) / 2) + [.B54]" office:value-type="float" office:value="9457" calcext:value-type="float">
            <text:p>9457</text:p>
          </table:table-cell>
          <table:table-cell/>
          <table:table-cell table:formula="of:=([.B54] * ([.B54] + 1) * ([.B54] + 2)) / 6" office:value-type="float" office:value="20825" calcext:value-type="float">
            <text:p>20825</text:p>
          </table:table-cell>
          <table:table-cell table:formula="of:=[.B54] * [.B54] * [.B54]" office:value-type="float" office:value="117649" calcext:value-type="float">
            <text:p>117649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formula="of:=([.B55] * ([.B55] + 1) ) / 2" office:value-type="float" office:value="1275" calcext:value-type="float">
            <text:p>1275</text:p>
          </table:table-cell>
          <table:table-cell table:formula="of:=([.B55] * [.B55])" office:value-type="float" office:value="2500" calcext:value-type="float">
            <text:p>2500</text:p>
          </table:table-cell>
          <table:table-cell table:formula="of:=(3 * ([.B55] * ([.B55] - 1)) / 2) + [.B55]" office:value-type="float" office:value="3725" calcext:value-type="float">
            <text:p>3725</text:p>
          </table:table-cell>
          <table:table-cell table:formula="of:=(4 * ([.B55] * ([.B55] - 1)) / 2) + [.B55]" office:value-type="float" office:value="4950" calcext:value-type="float">
            <text:p>4950</text:p>
          </table:table-cell>
          <table:table-cell table:formula="of:=(5 * ([.B55] * ([.B55] - 1)) / 2) + [.B55]" office:value-type="float" office:value="6175" calcext:value-type="float">
            <text:p>6175</text:p>
          </table:table-cell>
          <table:table-cell table:formula="of:=(6 * ([.B55] * ([.B55] - 1)) / 2) + [.B55]" office:value-type="float" office:value="7400" calcext:value-type="float">
            <text:p>7400</text:p>
          </table:table-cell>
          <table:table-cell table:formula="of:=(7 * ([.B55] * ([.B55] - 1)) / 2) + [.B55]" office:value-type="float" office:value="8625" calcext:value-type="float">
            <text:p>8625</text:p>
          </table:table-cell>
          <table:table-cell table:formula="of:=(8 * ([.B55] * ([.B55] - 1)) / 2) + [.B55]" office:value-type="float" office:value="9850" calcext:value-type="float">
            <text:p>9850</text:p>
          </table:table-cell>
          <table:table-cell/>
          <table:table-cell table:formula="of:=([.B55] * ([.B55] + 1) * ([.B55] + 2)) / 6" office:value-type="float" office:value="22100" calcext:value-type="float">
            <text:p>22100</text:p>
          </table:table-cell>
          <table:table-cell table:formula="of:=[.B55] * [.B55] * [.B55]" office:value-type="float" office:value="125000" calcext:value-type="float">
            <text:p>125000</text:p>
          </table:table-cell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table:formula="of:=([.B56] * ([.B56] + 1) ) / 2" office:value-type="float" office:value="1326" calcext:value-type="float">
            <text:p>1326</text:p>
          </table:table-cell>
          <table:table-cell table:formula="of:=([.B56] * [.B56])" office:value-type="float" office:value="2601" calcext:value-type="float">
            <text:p>2601</text:p>
          </table:table-cell>
          <table:table-cell table:formula="of:=(3 * ([.B56] * ([.B56] - 1)) / 2) + [.B56]" office:value-type="float" office:value="3876" calcext:value-type="float">
            <text:p>3876</text:p>
          </table:table-cell>
          <table:table-cell table:formula="of:=(4 * ([.B56] * ([.B56] - 1)) / 2) + [.B56]" office:value-type="float" office:value="5151" calcext:value-type="float">
            <text:p>5151</text:p>
          </table:table-cell>
          <table:table-cell table:formula="of:=(5 * ([.B56] * ([.B56] - 1)) / 2) + [.B56]" office:value-type="float" office:value="6426" calcext:value-type="float">
            <text:p>6426</text:p>
          </table:table-cell>
          <table:table-cell table:formula="of:=(6 * ([.B56] * ([.B56] - 1)) / 2) + [.B56]" office:value-type="float" office:value="7701" calcext:value-type="float">
            <text:p>7701</text:p>
          </table:table-cell>
          <table:table-cell table:formula="of:=(7 * ([.B56] * ([.B56] - 1)) / 2) + [.B56]" office:value-type="float" office:value="8976" calcext:value-type="float">
            <text:p>8976</text:p>
          </table:table-cell>
          <table:table-cell table:formula="of:=(8 * ([.B56] * ([.B56] - 1)) / 2) + [.B56]" office:value-type="float" office:value="10251" calcext:value-type="float">
            <text:p>10251</text:p>
          </table:table-cell>
          <table:table-cell/>
          <table:table-cell table:formula="of:=([.B56] * ([.B56] + 1) * ([.B56] + 2)) / 6" office:value-type="float" office:value="23426" calcext:value-type="float">
            <text:p>23426</text:p>
          </table:table-cell>
          <table:table-cell table:formula="of:=[.B56] * [.B56] * [.B56]" office:value-type="float" office:value="132651" calcext:value-type="float">
            <text:p>132651</text:p>
          </table:table-cell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table:formula="of:=([.B57] * ([.B57] + 1) ) / 2" office:value-type="float" office:value="1378" calcext:value-type="float">
            <text:p>1378</text:p>
          </table:table-cell>
          <table:table-cell table:formula="of:=([.B57] * [.B57])" office:value-type="float" office:value="2704" calcext:value-type="float">
            <text:p>2704</text:p>
          </table:table-cell>
          <table:table-cell table:formula="of:=(3 * ([.B57] * ([.B57] - 1)) / 2) + [.B57]" office:value-type="float" office:value="4030" calcext:value-type="float">
            <text:p>4030</text:p>
          </table:table-cell>
          <table:table-cell table:formula="of:=(4 * ([.B57] * ([.B57] - 1)) / 2) + [.B57]" office:value-type="float" office:value="5356" calcext:value-type="float">
            <text:p>5356</text:p>
          </table:table-cell>
          <table:table-cell table:formula="of:=(5 * ([.B57] * ([.B57] - 1)) / 2) + [.B57]" office:value-type="float" office:value="6682" calcext:value-type="float">
            <text:p>6682</text:p>
          </table:table-cell>
          <table:table-cell table:formula="of:=(6 * ([.B57] * ([.B57] - 1)) / 2) + [.B57]" office:value-type="float" office:value="8008" calcext:value-type="float">
            <text:p>8008</text:p>
          </table:table-cell>
          <table:table-cell table:formula="of:=(7 * ([.B57] * ([.B57] - 1)) / 2) + [.B57]" office:value-type="float" office:value="9334" calcext:value-type="float">
            <text:p>9334</text:p>
          </table:table-cell>
          <table:table-cell table:formula="of:=(8 * ([.B57] * ([.B57] - 1)) / 2) + [.B57]" office:value-type="float" office:value="10660" calcext:value-type="float">
            <text:p>10660</text:p>
          </table:table-cell>
          <table:table-cell/>
          <table:table-cell table:formula="of:=([.B57] * ([.B57] + 1) * ([.B57] + 2)) / 6" office:value-type="float" office:value="24804" calcext:value-type="float">
            <text:p>24804</text:p>
          </table:table-cell>
          <table:table-cell table:formula="of:=[.B57] * [.B57] * [.B57]" office:value-type="float" office:value="140608" calcext:value-type="float">
            <text:p>140608</text:p>
          </table:table-cell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table:formula="of:=([.B58] * ([.B58] + 1) ) / 2" office:value-type="float" office:value="1431" calcext:value-type="float">
            <text:p>1431</text:p>
          </table:table-cell>
          <table:table-cell table:formula="of:=([.B58] * [.B58])" office:value-type="float" office:value="2809" calcext:value-type="float">
            <text:p>2809</text:p>
          </table:table-cell>
          <table:table-cell table:formula="of:=(3 * ([.B58] * ([.B58] - 1)) / 2) + [.B58]" office:value-type="float" office:value="4187" calcext:value-type="float">
            <text:p>4187</text:p>
          </table:table-cell>
          <table:table-cell table:formula="of:=(4 * ([.B58] * ([.B58] - 1)) / 2) + [.B58]" office:value-type="float" office:value="5565" calcext:value-type="float">
            <text:p>5565</text:p>
          </table:table-cell>
          <table:table-cell table:formula="of:=(5 * ([.B58] * ([.B58] - 1)) / 2) + [.B58]" office:value-type="float" office:value="6943" calcext:value-type="float">
            <text:p>6943</text:p>
          </table:table-cell>
          <table:table-cell table:formula="of:=(6 * ([.B58] * ([.B58] - 1)) / 2) + [.B58]" office:value-type="float" office:value="8321" calcext:value-type="float">
            <text:p>8321</text:p>
          </table:table-cell>
          <table:table-cell table:formula="of:=(7 * ([.B58] * ([.B58] - 1)) / 2) + [.B58]" office:value-type="float" office:value="9699" calcext:value-type="float">
            <text:p>9699</text:p>
          </table:table-cell>
          <table:table-cell table:formula="of:=(8 * ([.B58] * ([.B58] - 1)) / 2) + [.B58]" office:value-type="float" office:value="11077" calcext:value-type="float">
            <text:p>11077</text:p>
          </table:table-cell>
          <table:table-cell/>
          <table:table-cell table:formula="of:=([.B58] * ([.B58] + 1) * ([.B58] + 2)) / 6" office:value-type="float" office:value="26235" calcext:value-type="float">
            <text:p>26235</text:p>
          </table:table-cell>
          <table:table-cell table:formula="of:=[.B58] * [.B58] * [.B58]" office:value-type="float" office:value="148877" calcext:value-type="float">
            <text:p>148877</text:p>
          </table:table-cell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table:formula="of:=([.B59] * ([.B59] + 1) ) / 2" office:value-type="float" office:value="1485" calcext:value-type="float">
            <text:p>1485</text:p>
          </table:table-cell>
          <table:table-cell table:formula="of:=([.B59] * [.B59])" office:value-type="float" office:value="2916" calcext:value-type="float">
            <text:p>2916</text:p>
          </table:table-cell>
          <table:table-cell table:formula="of:=(3 * ([.B59] * ([.B59] - 1)) / 2) + [.B59]" office:value-type="float" office:value="4347" calcext:value-type="float">
            <text:p>4347</text:p>
          </table:table-cell>
          <table:table-cell table:formula="of:=(4 * ([.B59] * ([.B59] - 1)) / 2) + [.B59]" office:value-type="float" office:value="5778" calcext:value-type="float">
            <text:p>5778</text:p>
          </table:table-cell>
          <table:table-cell table:formula="of:=(5 * ([.B59] * ([.B59] - 1)) / 2) + [.B59]" office:value-type="float" office:value="7209" calcext:value-type="float">
            <text:p>7209</text:p>
          </table:table-cell>
          <table:table-cell table:formula="of:=(6 * ([.B59] * ([.B59] - 1)) / 2) + [.B59]" office:value-type="float" office:value="8640" calcext:value-type="float">
            <text:p>8640</text:p>
          </table:table-cell>
          <table:table-cell table:formula="of:=(7 * ([.B59] * ([.B59] - 1)) / 2) + [.B59]" office:value-type="float" office:value="10071" calcext:value-type="float">
            <text:p>10071</text:p>
          </table:table-cell>
          <table:table-cell table:formula="of:=(8 * ([.B59] * ([.B59] - 1)) / 2) + [.B59]" office:value-type="float" office:value="11502" calcext:value-type="float">
            <text:p>11502</text:p>
          </table:table-cell>
          <table:table-cell/>
          <table:table-cell table:formula="of:=([.B59] * ([.B59] + 1) * ([.B59] + 2)) / 6" office:value-type="float" office:value="27720" calcext:value-type="float">
            <text:p>27720</text:p>
          </table:table-cell>
          <table:table-cell table:formula="of:=[.B59] * [.B59] * [.B59]" office:value-type="float" office:value="157464" calcext:value-type="float">
            <text:p>157464</text:p>
          </table:table-cell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table:formula="of:=([.B60] * ([.B60] + 1) ) / 2" office:value-type="float" office:value="1540" calcext:value-type="float">
            <text:p>1540</text:p>
          </table:table-cell>
          <table:table-cell table:formula="of:=([.B60] * [.B60])" office:value-type="float" office:value="3025" calcext:value-type="float">
            <text:p>3025</text:p>
          </table:table-cell>
          <table:table-cell table:formula="of:=(3 * ([.B60] * ([.B60] - 1)) / 2) + [.B60]" office:value-type="float" office:value="4510" calcext:value-type="float">
            <text:p>4510</text:p>
          </table:table-cell>
          <table:table-cell table:formula="of:=(4 * ([.B60] * ([.B60] - 1)) / 2) + [.B60]" office:value-type="float" office:value="5995" calcext:value-type="float">
            <text:p>5995</text:p>
          </table:table-cell>
          <table:table-cell table:formula="of:=(5 * ([.B60] * ([.B60] - 1)) / 2) + [.B60]" office:value-type="float" office:value="7480" calcext:value-type="float">
            <text:p>7480</text:p>
          </table:table-cell>
          <table:table-cell table:formula="of:=(6 * ([.B60] * ([.B60] - 1)) / 2) + [.B60]" office:value-type="float" office:value="8965" calcext:value-type="float">
            <text:p>8965</text:p>
          </table:table-cell>
          <table:table-cell table:formula="of:=(7 * ([.B60] * ([.B60] - 1)) / 2) + [.B60]" office:value-type="float" office:value="10450" calcext:value-type="float">
            <text:p>10450</text:p>
          </table:table-cell>
          <table:table-cell table:formula="of:=(8 * ([.B60] * ([.B60] - 1)) / 2) + [.B60]" office:value-type="float" office:value="11935" calcext:value-type="float">
            <text:p>11935</text:p>
          </table:table-cell>
          <table:table-cell/>
          <table:table-cell table:formula="of:=([.B60] * ([.B60] + 1) * ([.B60] + 2)) / 6" office:value-type="float" office:value="29260" calcext:value-type="float">
            <text:p>29260</text:p>
          </table:table-cell>
          <table:table-cell table:formula="of:=[.B60] * [.B60] * [.B60]" office:value-type="float" office:value="166375" calcext:value-type="float">
            <text:p>166375</text:p>
          </table:table-cell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table:formula="of:=([.B61] * ([.B61] + 1) ) / 2" office:value-type="float" office:value="1596" calcext:value-type="float">
            <text:p>1596</text:p>
          </table:table-cell>
          <table:table-cell table:formula="of:=([.B61] * [.B61])" office:value-type="float" office:value="3136" calcext:value-type="float">
            <text:p>3136</text:p>
          </table:table-cell>
          <table:table-cell table:formula="of:=(3 * ([.B61] * ([.B61] - 1)) / 2) + [.B61]" office:value-type="float" office:value="4676" calcext:value-type="float">
            <text:p>4676</text:p>
          </table:table-cell>
          <table:table-cell table:formula="of:=(4 * ([.B61] * ([.B61] - 1)) / 2) + [.B61]" office:value-type="float" office:value="6216" calcext:value-type="float">
            <text:p>6216</text:p>
          </table:table-cell>
          <table:table-cell table:formula="of:=(5 * ([.B61] * ([.B61] - 1)) / 2) + [.B61]" office:value-type="float" office:value="7756" calcext:value-type="float">
            <text:p>7756</text:p>
          </table:table-cell>
          <table:table-cell table:formula="of:=(6 * ([.B61] * ([.B61] - 1)) / 2) + [.B61]" office:value-type="float" office:value="9296" calcext:value-type="float">
            <text:p>9296</text:p>
          </table:table-cell>
          <table:table-cell table:formula="of:=(7 * ([.B61] * ([.B61] - 1)) / 2) + [.B61]" office:value-type="float" office:value="10836" calcext:value-type="float">
            <text:p>10836</text:p>
          </table:table-cell>
          <table:table-cell table:formula="of:=(8 * ([.B61] * ([.B61] - 1)) / 2) + [.B61]" office:value-type="float" office:value="12376" calcext:value-type="float">
            <text:p>12376</text:p>
          </table:table-cell>
          <table:table-cell/>
          <table:table-cell table:formula="of:=([.B61] * ([.B61] + 1) * ([.B61] + 2)) / 6" office:value-type="float" office:value="30856" calcext:value-type="float">
            <text:p>30856</text:p>
          </table:table-cell>
          <table:table-cell table:formula="of:=[.B61] * [.B61] * [.B61]" office:value-type="float" office:value="175616" calcext:value-type="float">
            <text:p>175616</text:p>
          </table:table-cell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table:formula="of:=([.B62] * ([.B62] + 1) ) / 2" office:value-type="float" office:value="1653" calcext:value-type="float">
            <text:p>1653</text:p>
          </table:table-cell>
          <table:table-cell table:formula="of:=([.B62] * [.B62])" office:value-type="float" office:value="3249" calcext:value-type="float">
            <text:p>3249</text:p>
          </table:table-cell>
          <table:table-cell table:formula="of:=(3 * ([.B62] * ([.B62] - 1)) / 2) + [.B62]" office:value-type="float" office:value="4845" calcext:value-type="float">
            <text:p>4845</text:p>
          </table:table-cell>
          <table:table-cell table:formula="of:=(4 * ([.B62] * ([.B62] - 1)) / 2) + [.B62]" office:value-type="float" office:value="6441" calcext:value-type="float">
            <text:p>6441</text:p>
          </table:table-cell>
          <table:table-cell table:formula="of:=(5 * ([.B62] * ([.B62] - 1)) / 2) + [.B62]" office:value-type="float" office:value="8037" calcext:value-type="float">
            <text:p>8037</text:p>
          </table:table-cell>
          <table:table-cell table:formula="of:=(6 * ([.B62] * ([.B62] - 1)) / 2) + [.B62]" office:value-type="float" office:value="9633" calcext:value-type="float">
            <text:p>9633</text:p>
          </table:table-cell>
          <table:table-cell table:formula="of:=(7 * ([.B62] * ([.B62] - 1)) / 2) + [.B62]" office:value-type="float" office:value="11229" calcext:value-type="float">
            <text:p>11229</text:p>
          </table:table-cell>
          <table:table-cell table:formula="of:=(8 * ([.B62] * ([.B62] - 1)) / 2) + [.B62]" office:value-type="float" office:value="12825" calcext:value-type="float">
            <text:p>12825</text:p>
          </table:table-cell>
          <table:table-cell/>
          <table:table-cell table:formula="of:=([.B62] * ([.B62] + 1) * ([.B62] + 2)) / 6" office:value-type="float" office:value="32509" calcext:value-type="float">
            <text:p>32509</text:p>
          </table:table-cell>
          <table:table-cell table:formula="of:=[.B62] * [.B62] * [.B62]" office:value-type="float" office:value="185193" calcext:value-type="float">
            <text:p>185193</text:p>
          </table:table-cell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table:formula="of:=([.B63] * ([.B63] + 1) ) / 2" office:value-type="float" office:value="1711" calcext:value-type="float">
            <text:p>1711</text:p>
          </table:table-cell>
          <table:table-cell table:formula="of:=([.B63] * [.B63])" office:value-type="float" office:value="3364" calcext:value-type="float">
            <text:p>3364</text:p>
          </table:table-cell>
          <table:table-cell table:formula="of:=(3 * ([.B63] * ([.B63] - 1)) / 2) + [.B63]" office:value-type="float" office:value="5017" calcext:value-type="float">
            <text:p>5017</text:p>
          </table:table-cell>
          <table:table-cell table:formula="of:=(4 * ([.B63] * ([.B63] - 1)) / 2) + [.B63]" office:value-type="float" office:value="6670" calcext:value-type="float">
            <text:p>6670</text:p>
          </table:table-cell>
          <table:table-cell table:formula="of:=(5 * ([.B63] * ([.B63] - 1)) / 2) + [.B63]" office:value-type="float" office:value="8323" calcext:value-type="float">
            <text:p>8323</text:p>
          </table:table-cell>
          <table:table-cell table:formula="of:=(6 * ([.B63] * ([.B63] - 1)) / 2) + [.B63]" office:value-type="float" office:value="9976" calcext:value-type="float">
            <text:p>9976</text:p>
          </table:table-cell>
          <table:table-cell table:formula="of:=(7 * ([.B63] * ([.B63] - 1)) / 2) + [.B63]" office:value-type="float" office:value="11629" calcext:value-type="float">
            <text:p>11629</text:p>
          </table:table-cell>
          <table:table-cell table:formula="of:=(8 * ([.B63] * ([.B63] - 1)) / 2) + [.B63]" office:value-type="float" office:value="13282" calcext:value-type="float">
            <text:p>13282</text:p>
          </table:table-cell>
          <table:table-cell/>
          <table:table-cell table:formula="of:=([.B63] * ([.B63] + 1) * ([.B63] + 2)) / 6" office:value-type="float" office:value="34220" calcext:value-type="float">
            <text:p>34220</text:p>
          </table:table-cell>
          <table:table-cell table:formula="of:=[.B63] * [.B63] * [.B63]" office:value-type="float" office:value="195112" calcext:value-type="float">
            <text:p>195112</text:p>
          </table:table-cell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table:formula="of:=([.B64] * ([.B64] + 1) ) / 2" office:value-type="float" office:value="1770" calcext:value-type="float">
            <text:p>1770</text:p>
          </table:table-cell>
          <table:table-cell table:formula="of:=([.B64] * [.B64])" office:value-type="float" office:value="3481" calcext:value-type="float">
            <text:p>3481</text:p>
          </table:table-cell>
          <table:table-cell table:formula="of:=(3 * ([.B64] * ([.B64] - 1)) / 2) + [.B64]" office:value-type="float" office:value="5192" calcext:value-type="float">
            <text:p>5192</text:p>
          </table:table-cell>
          <table:table-cell table:formula="of:=(4 * ([.B64] * ([.B64] - 1)) / 2) + [.B64]" office:value-type="float" office:value="6903" calcext:value-type="float">
            <text:p>6903</text:p>
          </table:table-cell>
          <table:table-cell table:formula="of:=(5 * ([.B64] * ([.B64] - 1)) / 2) + [.B64]" office:value-type="float" office:value="8614" calcext:value-type="float">
            <text:p>8614</text:p>
          </table:table-cell>
          <table:table-cell table:formula="of:=(6 * ([.B64] * ([.B64] - 1)) / 2) + [.B64]" office:value-type="float" office:value="10325" calcext:value-type="float">
            <text:p>10325</text:p>
          </table:table-cell>
          <table:table-cell table:formula="of:=(7 * ([.B64] * ([.B64] - 1)) / 2) + [.B64]" office:value-type="float" office:value="12036" calcext:value-type="float">
            <text:p>12036</text:p>
          </table:table-cell>
          <table:table-cell table:formula="of:=(8 * ([.B64] * ([.B64] - 1)) / 2) + [.B64]" office:value-type="float" office:value="13747" calcext:value-type="float">
            <text:p>13747</text:p>
          </table:table-cell>
          <table:table-cell/>
          <table:table-cell table:formula="of:=([.B64] * ([.B64] + 1) * ([.B64] + 2)) / 6" office:value-type="float" office:value="35990" calcext:value-type="float">
            <text:p>35990</text:p>
          </table:table-cell>
          <table:table-cell table:formula="of:=[.B64] * [.B64] * [.B64]" office:value-type="float" office:value="205379" calcext:value-type="float">
            <text:p>205379</text:p>
          </table:table-cell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table:formula="of:=([.B65] * ([.B65] + 1) ) / 2" office:value-type="float" office:value="1830" calcext:value-type="float">
            <text:p>1830</text:p>
          </table:table-cell>
          <table:table-cell table:formula="of:=([.B65] * [.B65])" office:value-type="float" office:value="3600" calcext:value-type="float">
            <text:p>3600</text:p>
          </table:table-cell>
          <table:table-cell table:formula="of:=(3 * ([.B65] * ([.B65] - 1)) / 2) + [.B65]" office:value-type="float" office:value="5370" calcext:value-type="float">
            <text:p>5370</text:p>
          </table:table-cell>
          <table:table-cell table:formula="of:=(4 * ([.B65] * ([.B65] - 1)) / 2) + [.B65]" office:value-type="float" office:value="7140" calcext:value-type="float">
            <text:p>7140</text:p>
          </table:table-cell>
          <table:table-cell table:formula="of:=(5 * ([.B65] * ([.B65] - 1)) / 2) + [.B65]" office:value-type="float" office:value="8910" calcext:value-type="float">
            <text:p>8910</text:p>
          </table:table-cell>
          <table:table-cell table:formula="of:=(6 * ([.B65] * ([.B65] - 1)) / 2) + [.B65]" office:value-type="float" office:value="10680" calcext:value-type="float">
            <text:p>10680</text:p>
          </table:table-cell>
          <table:table-cell table:formula="of:=(7 * ([.B65] * ([.B65] - 1)) / 2) + [.B65]" office:value-type="float" office:value="12450" calcext:value-type="float">
            <text:p>12450</text:p>
          </table:table-cell>
          <table:table-cell table:formula="of:=(8 * ([.B65] * ([.B65] - 1)) / 2) + [.B65]" office:value-type="float" office:value="14220" calcext:value-type="float">
            <text:p>14220</text:p>
          </table:table-cell>
          <table:table-cell/>
          <table:table-cell table:formula="of:=([.B65] * ([.B65] + 1) * ([.B65] + 2)) / 6" office:value-type="float" office:value="37820" calcext:value-type="float">
            <text:p>37820</text:p>
          </table:table-cell>
          <table:table-cell table:formula="of:=[.B65] * [.B65] * [.B65]" office:value-type="float" office:value="216000" calcext:value-type="float">
            <text:p>216000</text:p>
          </table:table-cell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table:formula="of:=([.B66] * ([.B66] + 1) ) / 2" office:value-type="float" office:value="1891" calcext:value-type="float">
            <text:p>1891</text:p>
          </table:table-cell>
          <table:table-cell table:formula="of:=([.B66] * [.B66])" office:value-type="float" office:value="3721" calcext:value-type="float">
            <text:p>3721</text:p>
          </table:table-cell>
          <table:table-cell table:formula="of:=(3 * ([.B66] * ([.B66] - 1)) / 2) + [.B66]" office:value-type="float" office:value="5551" calcext:value-type="float">
            <text:p>5551</text:p>
          </table:table-cell>
          <table:table-cell table:formula="of:=(4 * ([.B66] * ([.B66] - 1)) / 2) + [.B66]" office:value-type="float" office:value="7381" calcext:value-type="float">
            <text:p>7381</text:p>
          </table:table-cell>
          <table:table-cell table:formula="of:=(5 * ([.B66] * ([.B66] - 1)) / 2) + [.B66]" office:value-type="float" office:value="9211" calcext:value-type="float">
            <text:p>9211</text:p>
          </table:table-cell>
          <table:table-cell table:formula="of:=(6 * ([.B66] * ([.B66] - 1)) / 2) + [.B66]" office:value-type="float" office:value="11041" calcext:value-type="float">
            <text:p>11041</text:p>
          </table:table-cell>
          <table:table-cell table:formula="of:=(7 * ([.B66] * ([.B66] - 1)) / 2) + [.B66]" office:value-type="float" office:value="12871" calcext:value-type="float">
            <text:p>12871</text:p>
          </table:table-cell>
          <table:table-cell table:formula="of:=(8 * ([.B66] * ([.B66] - 1)) / 2) + [.B66]" office:value-type="float" office:value="14701" calcext:value-type="float">
            <text:p>14701</text:p>
          </table:table-cell>
          <table:table-cell/>
          <table:table-cell table:formula="of:=([.B66] * ([.B66] + 1) * ([.B66] + 2)) / 6" office:value-type="float" office:value="39711" calcext:value-type="float">
            <text:p>39711</text:p>
          </table:table-cell>
          <table:table-cell table:formula="of:=[.B66] * [.B66] * [.B66]" office:value-type="float" office:value="226981" calcext:value-type="float">
            <text:p>226981</text:p>
          </table:table-cell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table:formula="of:=([.B67] * ([.B67] + 1) ) / 2" office:value-type="float" office:value="1953" calcext:value-type="float">
            <text:p>1953</text:p>
          </table:table-cell>
          <table:table-cell table:formula="of:=([.B67] * [.B67])" office:value-type="float" office:value="3844" calcext:value-type="float">
            <text:p>3844</text:p>
          </table:table-cell>
          <table:table-cell table:formula="of:=(3 * ([.B67] * ([.B67] - 1)) / 2) + [.B67]" office:value-type="float" office:value="5735" calcext:value-type="float">
            <text:p>5735</text:p>
          </table:table-cell>
          <table:table-cell table:formula="of:=(4 * ([.B67] * ([.B67] - 1)) / 2) + [.B67]" office:value-type="float" office:value="7626" calcext:value-type="float">
            <text:p>7626</text:p>
          </table:table-cell>
          <table:table-cell table:formula="of:=(5 * ([.B67] * ([.B67] - 1)) / 2) + [.B67]" office:value-type="float" office:value="9517" calcext:value-type="float">
            <text:p>9517</text:p>
          </table:table-cell>
          <table:table-cell table:formula="of:=(6 * ([.B67] * ([.B67] - 1)) / 2) + [.B67]" office:value-type="float" office:value="11408" calcext:value-type="float">
            <text:p>11408</text:p>
          </table:table-cell>
          <table:table-cell table:formula="of:=(7 * ([.B67] * ([.B67] - 1)) / 2) + [.B67]" office:value-type="float" office:value="13299" calcext:value-type="float">
            <text:p>13299</text:p>
          </table:table-cell>
          <table:table-cell table:formula="of:=(8 * ([.B67] * ([.B67] - 1)) / 2) + [.B67]" office:value-type="float" office:value="15190" calcext:value-type="float">
            <text:p>15190</text:p>
          </table:table-cell>
          <table:table-cell/>
          <table:table-cell table:formula="of:=([.B67] * ([.B67] + 1) * ([.B67] + 2)) / 6" office:value-type="float" office:value="41664" calcext:value-type="float">
            <text:p>41664</text:p>
          </table:table-cell>
          <table:table-cell table:formula="of:=[.B67] * [.B67] * [.B67]" office:value-type="float" office:value="238328" calcext:value-type="float">
            <text:p>238328</text:p>
          </table:table-cell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table:formula="of:=([.B68] * ([.B68] + 1) ) / 2" office:value-type="float" office:value="2016" calcext:value-type="float">
            <text:p>2016</text:p>
          </table:table-cell>
          <table:table-cell table:formula="of:=([.B68] * [.B68])" office:value-type="float" office:value="3969" calcext:value-type="float">
            <text:p>3969</text:p>
          </table:table-cell>
          <table:table-cell table:formula="of:=(3 * ([.B68] * ([.B68] - 1)) / 2) + [.B68]" office:value-type="float" office:value="5922" calcext:value-type="float">
            <text:p>5922</text:p>
          </table:table-cell>
          <table:table-cell table:formula="of:=(4 * ([.B68] * ([.B68] - 1)) / 2) + [.B68]" office:value-type="float" office:value="7875" calcext:value-type="float">
            <text:p>7875</text:p>
          </table:table-cell>
          <table:table-cell table:formula="of:=(5 * ([.B68] * ([.B68] - 1)) / 2) + [.B68]" office:value-type="float" office:value="9828" calcext:value-type="float">
            <text:p>9828</text:p>
          </table:table-cell>
          <table:table-cell table:formula="of:=(6 * ([.B68] * ([.B68] - 1)) / 2) + [.B68]" office:value-type="float" office:value="11781" calcext:value-type="float">
            <text:p>11781</text:p>
          </table:table-cell>
          <table:table-cell table:formula="of:=(7 * ([.B68] * ([.B68] - 1)) / 2) + [.B68]" office:value-type="float" office:value="13734" calcext:value-type="float">
            <text:p>13734</text:p>
          </table:table-cell>
          <table:table-cell table:formula="of:=(8 * ([.B68] * ([.B68] - 1)) / 2) + [.B68]" office:value-type="float" office:value="15687" calcext:value-type="float">
            <text:p>15687</text:p>
          </table:table-cell>
          <table:table-cell/>
          <table:table-cell table:formula="of:=([.B68] * ([.B68] + 1) * ([.B68] + 2)) / 6" office:value-type="float" office:value="43680" calcext:value-type="float">
            <text:p>43680</text:p>
          </table:table-cell>
          <table:table-cell table:formula="of:=[.B68] * [.B68] * [.B68]" office:value-type="float" office:value="250047" calcext:value-type="float">
            <text:p>250047</text:p>
          </table:table-cell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table:formula="of:=([.B69] * ([.B69] + 1) ) / 2" office:value-type="float" office:value="2080" calcext:value-type="float">
            <text:p>2080</text:p>
          </table:table-cell>
          <table:table-cell table:formula="of:=([.B69] * [.B69])" office:value-type="float" office:value="4096" calcext:value-type="float">
            <text:p>4096</text:p>
          </table:table-cell>
          <table:table-cell table:formula="of:=(3 * ([.B69] * ([.B69] - 1)) / 2) + [.B69]" office:value-type="float" office:value="6112" calcext:value-type="float">
            <text:p>6112</text:p>
          </table:table-cell>
          <table:table-cell table:formula="of:=(4 * ([.B69] * ([.B69] - 1)) / 2) + [.B69]" office:value-type="float" office:value="8128" calcext:value-type="float">
            <text:p>8128</text:p>
          </table:table-cell>
          <table:table-cell table:formula="of:=(5 * ([.B69] * ([.B69] - 1)) / 2) + [.B69]" office:value-type="float" office:value="10144" calcext:value-type="float">
            <text:p>10144</text:p>
          </table:table-cell>
          <table:table-cell table:formula="of:=(6 * ([.B69] * ([.B69] - 1)) / 2) + [.B69]" office:value-type="float" office:value="12160" calcext:value-type="float">
            <text:p>12160</text:p>
          </table:table-cell>
          <table:table-cell table:formula="of:=(7 * ([.B69] * ([.B69] - 1)) / 2) + [.B69]" office:value-type="float" office:value="14176" calcext:value-type="float">
            <text:p>14176</text:p>
          </table:table-cell>
          <table:table-cell table:formula="of:=(8 * ([.B69] * ([.B69] - 1)) / 2) + [.B69]" office:value-type="float" office:value="16192" calcext:value-type="float">
            <text:p>16192</text:p>
          </table:table-cell>
          <table:table-cell/>
          <table:table-cell table:formula="of:=([.B69] * ([.B69] + 1) * ([.B69] + 2)) / 6" office:value-type="float" office:value="45760" calcext:value-type="float">
            <text:p>45760</text:p>
          </table:table-cell>
          <table:table-cell table:formula="of:=[.B69] * [.B69] * [.B69]" office:value-type="float" office:value="262144" calcext:value-type="float">
            <text:p>262144</text:p>
          </table:table-cell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table:formula="of:=([.B70] * ([.B70] + 1) ) / 2" office:value-type="float" office:value="2145" calcext:value-type="float">
            <text:p>2145</text:p>
          </table:table-cell>
          <table:table-cell table:formula="of:=([.B70] * [.B70])" office:value-type="float" office:value="4225" calcext:value-type="float">
            <text:p>4225</text:p>
          </table:table-cell>
          <table:table-cell table:formula="of:=(3 * ([.B70] * ([.B70] - 1)) / 2) + [.B70]" office:value-type="float" office:value="6305" calcext:value-type="float">
            <text:p>6305</text:p>
          </table:table-cell>
          <table:table-cell table:formula="of:=(4 * ([.B70] * ([.B70] - 1)) / 2) + [.B70]" office:value-type="float" office:value="8385" calcext:value-type="float">
            <text:p>8385</text:p>
          </table:table-cell>
          <table:table-cell table:formula="of:=(5 * ([.B70] * ([.B70] - 1)) / 2) + [.B70]" office:value-type="float" office:value="10465" calcext:value-type="float">
            <text:p>10465</text:p>
          </table:table-cell>
          <table:table-cell table:formula="of:=(6 * ([.B70] * ([.B70] - 1)) / 2) + [.B70]" office:value-type="float" office:value="12545" calcext:value-type="float">
            <text:p>12545</text:p>
          </table:table-cell>
          <table:table-cell table:formula="of:=(7 * ([.B70] * ([.B70] - 1)) / 2) + [.B70]" office:value-type="float" office:value="14625" calcext:value-type="float">
            <text:p>14625</text:p>
          </table:table-cell>
          <table:table-cell table:formula="of:=(8 * ([.B70] * ([.B70] - 1)) / 2) + [.B70]" office:value-type="float" office:value="16705" calcext:value-type="float">
            <text:p>16705</text:p>
          </table:table-cell>
          <table:table-cell/>
          <table:table-cell table:formula="of:=([.B70] * ([.B70] + 1) * ([.B70] + 2)) / 6" office:value-type="float" office:value="47905" calcext:value-type="float">
            <text:p>47905</text:p>
          </table:table-cell>
          <table:table-cell table:formula="of:=[.B70] * [.B70] * [.B70]" office:value-type="float" office:value="274625" calcext:value-type="float">
            <text:p>274625</text:p>
          </table:table-cell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table:formula="of:=([.B71] * ([.B71] + 1) ) / 2" office:value-type="float" office:value="2211" calcext:value-type="float">
            <text:p>2211</text:p>
          </table:table-cell>
          <table:table-cell table:formula="of:=([.B71] * [.B71])" office:value-type="float" office:value="4356" calcext:value-type="float">
            <text:p>4356</text:p>
          </table:table-cell>
          <table:table-cell table:formula="of:=(3 * ([.B71] * ([.B71] - 1)) / 2) + [.B71]" office:value-type="float" office:value="6501" calcext:value-type="float">
            <text:p>6501</text:p>
          </table:table-cell>
          <table:table-cell table:formula="of:=(4 * ([.B71] * ([.B71] - 1)) / 2) + [.B71]" office:value-type="float" office:value="8646" calcext:value-type="float">
            <text:p>8646</text:p>
          </table:table-cell>
          <table:table-cell table:formula="of:=(5 * ([.B71] * ([.B71] - 1)) / 2) + [.B71]" office:value-type="float" office:value="10791" calcext:value-type="float">
            <text:p>10791</text:p>
          </table:table-cell>
          <table:table-cell table:formula="of:=(6 * ([.B71] * ([.B71] - 1)) / 2) + [.B71]" office:value-type="float" office:value="12936" calcext:value-type="float">
            <text:p>12936</text:p>
          </table:table-cell>
          <table:table-cell table:formula="of:=(7 * ([.B71] * ([.B71] - 1)) / 2) + [.B71]" office:value-type="float" office:value="15081" calcext:value-type="float">
            <text:p>15081</text:p>
          </table:table-cell>
          <table:table-cell table:formula="of:=(8 * ([.B71] * ([.B71] - 1)) / 2) + [.B71]" office:value-type="float" office:value="17226" calcext:value-type="float">
            <text:p>17226</text:p>
          </table:table-cell>
          <table:table-cell/>
          <table:table-cell table:formula="of:=([.B71] * ([.B71] + 1) * ([.B71] + 2)) / 6" office:value-type="float" office:value="50116" calcext:value-type="float">
            <text:p>50116</text:p>
          </table:table-cell>
          <table:table-cell table:formula="of:=[.B71] * [.B71] * [.B71]" office:value-type="float" office:value="287496" calcext:value-type="float">
            <text:p>287496</text:p>
          </table:table-cell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table:formula="of:=([.B72] * ([.B72] + 1) ) / 2" office:value-type="float" office:value="2278" calcext:value-type="float">
            <text:p>2278</text:p>
          </table:table-cell>
          <table:table-cell table:formula="of:=([.B72] * [.B72])" office:value-type="float" office:value="4489" calcext:value-type="float">
            <text:p>4489</text:p>
          </table:table-cell>
          <table:table-cell table:formula="of:=(3 * ([.B72] * ([.B72] - 1)) / 2) + [.B72]" office:value-type="float" office:value="6700" calcext:value-type="float">
            <text:p>6700</text:p>
          </table:table-cell>
          <table:table-cell table:formula="of:=(4 * ([.B72] * ([.B72] - 1)) / 2) + [.B72]" office:value-type="float" office:value="8911" calcext:value-type="float">
            <text:p>8911</text:p>
          </table:table-cell>
          <table:table-cell table:formula="of:=(5 * ([.B72] * ([.B72] - 1)) / 2) + [.B72]" office:value-type="float" office:value="11122" calcext:value-type="float">
            <text:p>11122</text:p>
          </table:table-cell>
          <table:table-cell table:formula="of:=(6 * ([.B72] * ([.B72] - 1)) / 2) + [.B72]" office:value-type="float" office:value="13333" calcext:value-type="float">
            <text:p>13333</text:p>
          </table:table-cell>
          <table:table-cell table:formula="of:=(7 * ([.B72] * ([.B72] - 1)) / 2) + [.B72]" office:value-type="float" office:value="15544" calcext:value-type="float">
            <text:p>15544</text:p>
          </table:table-cell>
          <table:table-cell table:formula="of:=(8 * ([.B72] * ([.B72] - 1)) / 2) + [.B72]" office:value-type="float" office:value="17755" calcext:value-type="float">
            <text:p>17755</text:p>
          </table:table-cell>
          <table:table-cell/>
          <table:table-cell table:formula="of:=([.B72] * ([.B72] + 1) * ([.B72] + 2)) / 6" office:value-type="float" office:value="52394" calcext:value-type="float">
            <text:p>52394</text:p>
          </table:table-cell>
          <table:table-cell table:formula="of:=[.B72] * [.B72] * [.B72]" office:value-type="float" office:value="300763" calcext:value-type="float">
            <text:p>300763</text:p>
          </table:table-cell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table:formula="of:=([.B73] * ([.B73] + 1) ) / 2" office:value-type="float" office:value="2346" calcext:value-type="float">
            <text:p>2346</text:p>
          </table:table-cell>
          <table:table-cell table:formula="of:=([.B73] * [.B73])" office:value-type="float" office:value="4624" calcext:value-type="float">
            <text:p>4624</text:p>
          </table:table-cell>
          <table:table-cell table:formula="of:=(3 * ([.B73] * ([.B73] - 1)) / 2) + [.B73]" office:value-type="float" office:value="6902" calcext:value-type="float">
            <text:p>6902</text:p>
          </table:table-cell>
          <table:table-cell table:formula="of:=(4 * ([.B73] * ([.B73] - 1)) / 2) + [.B73]" office:value-type="float" office:value="9180" calcext:value-type="float">
            <text:p>9180</text:p>
          </table:table-cell>
          <table:table-cell table:formula="of:=(5 * ([.B73] * ([.B73] - 1)) / 2) + [.B73]" office:value-type="float" office:value="11458" calcext:value-type="float">
            <text:p>11458</text:p>
          </table:table-cell>
          <table:table-cell table:formula="of:=(6 * ([.B73] * ([.B73] - 1)) / 2) + [.B73]" office:value-type="float" office:value="13736" calcext:value-type="float">
            <text:p>13736</text:p>
          </table:table-cell>
          <table:table-cell table:formula="of:=(7 * ([.B73] * ([.B73] - 1)) / 2) + [.B73]" office:value-type="float" office:value="16014" calcext:value-type="float">
            <text:p>16014</text:p>
          </table:table-cell>
          <table:table-cell table:formula="of:=(8 * ([.B73] * ([.B73] - 1)) / 2) + [.B73]" office:value-type="float" office:value="18292" calcext:value-type="float">
            <text:p>18292</text:p>
          </table:table-cell>
          <table:table-cell/>
          <table:table-cell table:formula="of:=([.B73] * ([.B73] + 1) * ([.B73] + 2)) / 6" office:value-type="float" office:value="54740" calcext:value-type="float">
            <text:p>54740</text:p>
          </table:table-cell>
          <table:table-cell table:formula="of:=[.B73] * [.B73] * [.B73]" office:value-type="float" office:value="314432" calcext:value-type="float">
            <text:p>314432</text:p>
          </table:table-cell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 table:formula="of:=([.B74] * ([.B74] + 1) ) / 2" office:value-type="float" office:value="2415" calcext:value-type="float">
            <text:p>2415</text:p>
          </table:table-cell>
          <table:table-cell table:formula="of:=([.B74] * [.B74])" office:value-type="float" office:value="4761" calcext:value-type="float">
            <text:p>4761</text:p>
          </table:table-cell>
          <table:table-cell table:formula="of:=(3 * ([.B74] * ([.B74] - 1)) / 2) + [.B74]" office:value-type="float" office:value="7107" calcext:value-type="float">
            <text:p>7107</text:p>
          </table:table-cell>
          <table:table-cell table:formula="of:=(4 * ([.B74] * ([.B74] - 1)) / 2) + [.B74]" office:value-type="float" office:value="9453" calcext:value-type="float">
            <text:p>9453</text:p>
          </table:table-cell>
          <table:table-cell table:formula="of:=(5 * ([.B74] * ([.B74] - 1)) / 2) + [.B74]" office:value-type="float" office:value="11799" calcext:value-type="float">
            <text:p>11799</text:p>
          </table:table-cell>
          <table:table-cell table:formula="of:=(6 * ([.B74] * ([.B74] - 1)) / 2) + [.B74]" office:value-type="float" office:value="14145" calcext:value-type="float">
            <text:p>14145</text:p>
          </table:table-cell>
          <table:table-cell table:formula="of:=(7 * ([.B74] * ([.B74] - 1)) / 2) + [.B74]" office:value-type="float" office:value="16491" calcext:value-type="float">
            <text:p>16491</text:p>
          </table:table-cell>
          <table:table-cell table:formula="of:=(8 * ([.B74] * ([.B74] - 1)) / 2) + [.B74]" office:value-type="float" office:value="18837" calcext:value-type="float">
            <text:p>18837</text:p>
          </table:table-cell>
          <table:table-cell/>
          <table:table-cell table:formula="of:=([.B74] * ([.B74] + 1) * ([.B74] + 2)) / 6" office:value-type="float" office:value="57155" calcext:value-type="float">
            <text:p>57155</text:p>
          </table:table-cell>
          <table:table-cell table:formula="of:=[.B74] * [.B74] * [.B74]" office:value-type="float" office:value="328509" calcext:value-type="float">
            <text:p>328509</text:p>
          </table:table-cell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table:formula="of:=([.B75] * ([.B75] + 1) ) / 2" office:value-type="float" office:value="2485" calcext:value-type="float">
            <text:p>2485</text:p>
          </table:table-cell>
          <table:table-cell table:formula="of:=([.B75] * [.B75])" office:value-type="float" office:value="4900" calcext:value-type="float">
            <text:p>4900</text:p>
          </table:table-cell>
          <table:table-cell table:formula="of:=(3 * ([.B75] * ([.B75] - 1)) / 2) + [.B75]" office:value-type="float" office:value="7315" calcext:value-type="float">
            <text:p>7315</text:p>
          </table:table-cell>
          <table:table-cell table:formula="of:=(4 * ([.B75] * ([.B75] - 1)) / 2) + [.B75]" office:value-type="float" office:value="9730" calcext:value-type="float">
            <text:p>9730</text:p>
          </table:table-cell>
          <table:table-cell table:formula="of:=(5 * ([.B75] * ([.B75] - 1)) / 2) + [.B75]" office:value-type="float" office:value="12145" calcext:value-type="float">
            <text:p>12145</text:p>
          </table:table-cell>
          <table:table-cell table:formula="of:=(6 * ([.B75] * ([.B75] - 1)) / 2) + [.B75]" office:value-type="float" office:value="14560" calcext:value-type="float">
            <text:p>14560</text:p>
          </table:table-cell>
          <table:table-cell table:formula="of:=(7 * ([.B75] * ([.B75] - 1)) / 2) + [.B75]" office:value-type="float" office:value="16975" calcext:value-type="float">
            <text:p>16975</text:p>
          </table:table-cell>
          <table:table-cell table:formula="of:=(8 * ([.B75] * ([.B75] - 1)) / 2) + [.B75]" office:value-type="float" office:value="19390" calcext:value-type="float">
            <text:p>19390</text:p>
          </table:table-cell>
          <table:table-cell/>
          <table:table-cell table:formula="of:=([.B75] * ([.B75] + 1) * ([.B75] + 2)) / 6" office:value-type="float" office:value="59640" calcext:value-type="float">
            <text:p>59640</text:p>
          </table:table-cell>
          <table:table-cell table:formula="of:=[.B75] * [.B75] * [.B75]" office:value-type="float" office:value="343000" calcext:value-type="float">
            <text:p>343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Tahoma" style:font-family-asian="Tahoma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loext:scale-to-X="1" loext:scale-to-Y="1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10">00/00/0000</text:date>, <text:time style:data-style-name="N2" text:time-value="14:47:29.45936393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12T01:56:54.499645293</meta:creation-date>
    <dc:date>2016-07-10T14:48:06.724930188</dc:date>
    <meta:editing-duration>PT37M1S</meta:editing-duration>
    <meta:editing-cycles>9</meta:editing-cycles>
    <meta:generator>LibreOffice/5.0.4.2$Linux_X86_64 LibreOffice_project/00m0$Build-2</meta:generator>
    <meta:print-date>2016-07-10T14:38:48.606032336</meta:print-date>
    <meta:document-statistic meta:table-count="1" meta:cell-count="782" meta:object-count="0"/>
  </office:meta>
</office:document-meta>
</file>